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5pt"/>
    </style:style>
    <style:style style:name="co2" style:family="table-column">
      <style:table-column-properties fo:break-before="auto" style:column-width="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40.9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37.81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39.34pt"/>
    </style:style>
    <style:style style:name="co12" style:family="table-column">
      <style:table-column-properties fo:break-before="auto" style:column-width="41.64pt"/>
    </style:style>
    <style:style style:name="co13" style:family="table-column">
      <style:table-column-properties fo:break-before="auto" style:column-width="58.65pt"/>
    </style:style>
    <style:style style:name="co14" style:family="table-column">
      <style:table-column-properties fo:break-before="auto" style:column-width="65.59pt"/>
    </style:style>
    <style:style style:name="co15" style:family="table-column">
      <style:table-column-properties fo:break-before="auto" style:column-width="43.99pt"/>
    </style:style>
    <style:style style:name="co16" style:family="table-column">
      <style:table-column-properties fo:break-before="auto" style:column-width="23.16pt"/>
    </style:style>
    <style:style style:name="co17" style:family="table-column">
      <style:table-column-properties fo:break-before="auto" style:column-width="37.05pt"/>
    </style:style>
    <style:style style:name="ro1" style:family="table-row">
      <style:table-row-properties style:row-height="9.61pt" fo:break-before="auto" style:use-optimal-row-height="false"/>
    </style:style>
    <style:style style:name="ro2" style:family="table-row">
      <style:table-row-properties style:row-height="15.99pt" fo:break-before="auto" style:use-optimal-row-height="false"/>
    </style:style>
    <style:style style:name="ro3" style:family="table-row">
      <style:table-row-properties style:row-height="3.6pt" fo:break-before="auto" style:use-optimal-row-height="false"/>
    </style:style>
    <style:style style:name="ro4" style:family="table-row">
      <style:table-row-properties style:row-height="15.51pt" fo:break-before="auto" style:use-optimal-row-height="false"/>
    </style:style>
    <style:style style:name="ro5" style:family="table-row">
      <style:table-row-properties style:row-height="3.86pt" fo:break-before="auto" style:use-optimal-row-height="false"/>
    </style:style>
    <style:style style:name="ro6" style:family="table-row">
      <style:table-row-properties style:row-height="10.8pt" fo:break-before="auto" style:use-optimal-row-height="false"/>
    </style:style>
    <style:style style:name="ro7" style:family="table-row">
      <style:table-row-properties style:row-height="7.46pt" fo:break-before="auto" style:use-optimal-row-height="false"/>
    </style:style>
    <style:style style:name="ro8" style:family="table-row">
      <style:table-row-properties style:row-height="8.31pt" fo:break-before="auto" style:use-optimal-row-height="false"/>
    </style:style>
    <style:style style:name="ro9" style:family="table-row">
      <style:table-row-properties style:row-height="14.2pt" fo:break-before="auto" style:use-optimal-row-height="false"/>
    </style:style>
    <style:style style:name="ro10" style:family="table-row">
      <style:table-row-properties style:row-height="21.06pt" fo:break-before="auto" style:use-optimal-row-height="false"/>
    </style:style>
    <style:style style:name="ro11" style:family="table-row">
      <style:table-row-properties style:row-height="4.65pt" fo:break-before="auto" style:use-optimal-row-height="false"/>
    </style:style>
    <style:style style:name="ro12" style:family="table-row">
      <style:table-row-properties style:row-height="21.8pt" fo:break-before="auto" style:use-optimal-row-height="false"/>
    </style:style>
    <style:style style:name="ro13" style:family="table-row">
      <style:table-row-properties style:row-height="14.94pt" fo:break-before="auto" style:use-optimal-row-height="false"/>
    </style:style>
    <style:style style:name="ro14" style:family="table-row">
      <style:table-row-properties style:row-height="16.64pt" fo:break-before="auto" style:use-optimal-row-height="false"/>
    </style:style>
    <style:style style:name="ro15" style:family="table-row">
      <style:table-row-properties style:row-height="9.16pt" fo:break-before="auto" style:use-optimal-row-height="false"/>
    </style:style>
    <style:style style:name="ro16" style:family="table-row">
      <style:table-row-properties style:row-height="12.81pt" fo:break-before="auto" style:use-optimal-row-height="true"/>
    </style:style>
    <style:style style:name="ro17" style:family="table-row">
      <style:table-row-properties style:row-height="31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border="none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zh" style:country-asian="CN" style:font-style-asian="normal" style:font-weight-asian="norm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dotte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 fo:border="0.06pt solid #000000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74pt dotte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0.74pt dotted #000000" fo:border-right="0.74pt dotte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transparent" fo:border-left="0.06pt solid #000000" fo:border-right="0.06pt dotted #000000" fo:border-top="0.06pt solid #000000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dotte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fo:font-size="9pt" style:font-size-asian="9pt" style:font-size-complex="9pt"/>
    </style:style>
    <style:style style:name="ce28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0.74pt dotted #000000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35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38" style:family="table-cell" style:parent-style-name="Default">
      <style:table-cell-properties fo:background-color="transparent" fo:border="none"/>
    </style:style>
    <style:style style:name="ce39" style:family="table-cell" style:parent-style-name="Default" style:data-style-name="N99">
      <style:table-cell-properties fo:background-color="transparent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800000"/>
    </style:style>
    <style:style style:name="ce41" style:family="table-cell" style:parent-style-name="Default">
      <style:table-cell-properties fo:background-color="transparent"/>
      <style:text-properties fo:color="#800000"/>
    </style:style>
    <style:style style:name="ce42" style:family="table-cell" style:parent-style-name="Default">
      <style:table-cell-properties fo:background-color="transparent"/>
      <style:text-properties style:font-name="Liberation Sans" fo:font-size="9pt" style:font-name-asian="Noto Sans CJK SC Regular" style:font-size-asian="9pt" style:font-name-complex="FreeSans" style:font-size-complex="9pt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16&quot;;&quot;20&quot;;&quot;24&quot;;&quot;28&quot;;&quot;32&quot;)" table:allow-empty-cell="true" table:display-list="unsorted" table:base-cell-address="Stampe.Y10">
          <table:error-message table:message-type="stop" table:display="true"/>
        </table:content-validation>
      </table:content-validations>
      <table:table table:name="Stampe" table:style-name="ta1">
        <table:table-column table:style-name="co1" table:number-columns-repeated="7" table:default-cell-style-name="ce7"/>
        <table:table-column table:style-name="co2" table:default-cell-style-name="ce36"/>
        <table:table-column table:style-name="co1" table:number-columns-repeated="1016" table:default-cell-style-name="ce36"/>
        <table:table-row table:style-name="ro1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A2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I2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2">
          <table:table-cell table:style-name="ce2" office:value-type="float" office:value="1" calcext:value-type="float" table:number-columns-spanned="2" table:number-rows-spanned="4">
            <text:p>1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office:value-type="float" office:value="2" calcext:value-type="float" table:number-columns-spanned="2" table:number-rows-spanned="4">
            <text:p>2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3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4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5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A$2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2" table:formula="of:= INDIRECT(CONCATENATE([.$Y$10];&quot;.&quot;;&quot;E&quot;;([.$A2]+2)))" office:value-type="float" office:value="0" calcext:value-type="float">
            <text:p>0</text:p>
          </table:table-cell>
          <table:table-cell table:style-name="ce22" table:formula="of:= INDIRECT(CONCATENATE([.$Y$10];&quot;.&quot;;&quot;F&quot;;([.A$2]+2)))" office:value-type="float" office:value="0" calcext:value-type="float">
            <text:p>0</text:p>
          </table:table-cell>
          <table:table-cell table:style-name="ce22" table:formula="of:= INDIRECT(CONCATENATE([.$Y$10];&quot;.&quot;;&quot;G&quot;;([.$A2]+2)))" office:value-type="float" office:value="0" calcext:value-type="float">
            <text:p>0</text:p>
          </table:table-cell>
          <table:table-cell table:style-name="ce22" table:formula="of:= INDIRECT(CONCATENATE([.$Y$10];&quot;.&quot;;&quot;H&quot;;([.$A2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2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E&quot;;([.$I2]+2)))" office:value-type="float" office:value="0" calcext:value-type="float">
            <text:p>0</text:p>
          </table:table-cell>
          <table:table-cell table:style-name="ce22" table:formula="of:= INDIRECT(CONCATENATE([.$Y$10];&quot;.&quot;;&quot;F&quot;;([.$I2]+2)))" office:value-type="float" office:value="0" calcext:value-type="float">
            <text:p>0</text:p>
          </table:table-cell>
          <table:table-cell table:style-name="ce22" table:formula="of:= INDIRECT(CONCATENATE([.$Y$10];&quot;.&quot;;&quot;G&quot;;([.$I2]+2)))" office:value-type="float" office:value="0" calcext:value-type="float">
            <text:p>0</text:p>
          </table:table-cell>
          <table:table-cell table:style-name="ce33" table:formula="of:= INDIRECT(CONCATENATE([.$Y$10];&quot;.&quot;;&quot;H&quot;;([.$I2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A$2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2" table:formula="of:= INDIRECT(CONCATENATE([.$Y$10];&quot;.&quot;;&quot;K&quot;;([.$A2]+2)))" office:value-type="float" office:value="0" calcext:value-type="float">
            <text:p>0</text:p>
          </table:table-cell>
          <table:table-cell table:style-name="ce22" table:formula="of:= INDIRECT(CONCATENATE([.$Y$10];&quot;.&quot;;&quot;L&quot;;([.$A2]+2)))" office:value-type="float" office:value="0" calcext:value-type="float">
            <text:p>0</text:p>
          </table:table-cell>
          <table:table-cell table:style-name="ce22" table:formula="of:= INDIRECT(CONCATENATE([.$Y$10];&quot;.&quot;;&quot;M&quot;;([.$A2]+2)))" office:value-type="float" office:value="0" calcext:value-type="float">
            <text:p>0</text:p>
          </table:table-cell>
          <table:table-cell table:style-name="ce22" table:formula="of:= INDIRECT(CONCATENATE([.$Y$10];&quot;.&quot;;&quot;N&quot;;([.$A2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2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K&quot;;([.$I2]+2)))" office:value-type="float" office:value="0" calcext:value-type="float">
            <text:p>0</text:p>
          </table:table-cell>
          <table:table-cell table:style-name="ce22" table:formula="of:= INDIRECT(CONCATENATE([.$Y$10];&quot;.&quot;;&quot;L&quot;;([.$I2]+2)))" office:value-type="float" office:value="0" calcext:value-type="float">
            <text:p>0</text:p>
          </table:table-cell>
          <table:table-cell table:style-name="ce22" table:formula="of:= INDIRECT(CONCATENATE([.$Y$10];&quot;.&quot;;&quot;M&quot;;([.$I2]+2)))" office:value-type="float" office:value="0" calcext:value-type="float">
            <text:p>0</text:p>
          </table:table-cell>
          <table:table-cell table:style-name="ce33" table:formula="of:= INDIRECT(CONCATENATE([.$Y$10];&quot;.&quot;;&quot;N&quot;;([.$I2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3"/>
          <table:table-cell table:style-name="ce42"/>
          <table:table-cell table:number-columns-repeated="1003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A$2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2" table:formula="of:= INDIRECT(CONCATENATE([.$Y$10];&quot;.&quot;;&quot;Q&quot;;([.$A2]+2)))" office:value-type="float" office:value="0" calcext:value-type="float">
            <text:p>0</text:p>
          </table:table-cell>
          <table:table-cell table:style-name="ce22" table:formula="of:= INDIRECT(CONCATENATE([.$Y$10];&quot;.&quot;;&quot;R&quot;;([.$A2]+2)))" office:value-type="float" office:value="0" calcext:value-type="float">
            <text:p>0</text:p>
          </table:table-cell>
          <table:table-cell table:style-name="ce22" table:formula="of:= INDIRECT(CONCATENATE([.$Y$10];&quot;.&quot;;&quot;S&quot;;([.$A2]+2)))" office:value-type="float" office:value="0" calcext:value-type="float">
            <text:p>0</text:p>
          </table:table-cell>
          <table:table-cell table:style-name="ce22" table:formula="of:= INDIRECT(CONCATENATE([.$Y$10];&quot;.&quot;;&quot;T&quot;;([.$A2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2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Q&quot;;([.$I2]+2)))" office:value-type="float" office:value="0" calcext:value-type="float">
            <text:p>0</text:p>
          </table:table-cell>
          <table:table-cell table:style-name="ce22" table:formula="of:= INDIRECT(CONCATENATE([.$Y$10];&quot;.&quot;;&quot;R&quot;;([.$I2]+2)))" office:value-type="float" office:value="0" calcext:value-type="float">
            <text:p>0</text:p>
          </table:table-cell>
          <table:table-cell table:style-name="ce22" table:formula="of:= INDIRECT(CONCATENATE([.$Y$10];&quot;.&quot;;&quot;S&quot;;([.$I2]+2)))" office:value-type="float" office:value="0" calcext:value-type="float">
            <text:p>0</text:p>
          </table:table-cell>
          <table:table-cell table:style-name="ce33" table:formula="of:= INDIRECT(CONCATENATE([.$Y$10];&quot;.&quot;;&quot;T&quot;;([.$I2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A$2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2" table:formula="of:= INDIRECT(CONCATENATE([.$Y$10];&quot;.&quot;;&quot;W&quot;;([.$A2]+2)))" office:value-type="float" office:value="0" calcext:value-type="float">
            <text:p>0</text:p>
          </table:table-cell>
          <table:table-cell table:style-name="ce22" table:formula="of:= INDIRECT(CONCATENATE([.$Y$10];&quot;.&quot;;&quot;X&quot;;([.$A2]+2)))" office:value-type="float" office:value="0" calcext:value-type="float">
            <text:p>0</text:p>
          </table:table-cell>
          <table:table-cell table:style-name="ce22" table:formula="of:= INDIRECT(CONCATENATE([.$Y$10];&quot;.&quot;;&quot;Y&quot;;([.$A2]+2)))" office:value-type="float" office:value="0" calcext:value-type="float">
            <text:p>0</text:p>
          </table:table-cell>
          <table:table-cell table:style-name="ce22" table:formula="of:= INDIRECT(CONCATENATE([.$Y$10];&quot;.&quot;;&quot;Z&quot;;([.$A2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2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W&quot;;([.$I2]+2)))" office:value-type="float" office:value="0" calcext:value-type="float">
            <text:p>0</text:p>
          </table:table-cell>
          <table:table-cell table:style-name="ce22" table:formula="of:= INDIRECT(CONCATENATE([.$Y$10];&quot;.&quot;;&quot;X&quot;;([.$I2]+2)))" office:value-type="float" office:value="0" calcext:value-type="float">
            <text:p>0</text:p>
          </table:table-cell>
          <table:table-cell table:style-name="ce22" table:formula="of:= INDIRECT(CONCATENATE([.$Y$10];&quot;.&quot;;&quot;Y&quot;;([.$I2]+2)))" office:value-type="float" office:value="0" calcext:value-type="float">
            <text:p>0</text:p>
          </table:table-cell>
          <table:table-cell table:style-name="ce33" table:formula="of:= INDIRECT(CONCATENATE([.$Y$10];&quot;.&quot;;&quot;Z&quot;;([.$I2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2"/>
          <table:table-cell table:style-name="ce40" office:value-type="string" calcext:value-type="string" table:number-columns-spanned="5" table:number-rows-spanned="2">
            <text:p>NUMERO GIOCATORI</text:p>
          </table:table-cell>
          <table:covered-table-cell table:number-columns-repeated="4" table:style-name="ce41"/>
          <table:table-cell table:style-name="ce43" table:content-validation-name="val1" office:value-type="float" office:value="32" calcext:value-type="float" table:number-columns-spanned="2" table:number-rows-spanned="2">
            <text:p>32</text:p>
          </table:table-cell>
          <table:covered-table-cell/>
          <table:table-cell table:number-columns-repeated="998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2"/>
          <table:covered-table-cell table:number-columns-repeated="5" table:style-name="ce41"/>
          <table:covered-table-cell table:number-columns-repeated="2"/>
          <table:table-cell table:number-columns-repeated="998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9">
          <table:table-cell table:number-columns-repeated="16"/>
          <table:table-cell table:style-name="ce38"/>
          <table:table-cell table:number-columns-repeated="1007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A25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I25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10">
          <table:table-cell table:style-name="ce2" table:formula="of:=IF(ISNONTEXT([.A2]);IF(([.A2]+2)&lt;=[.$Y$10];[.A2]+2;&quot;-&quot;); &quot; - &quot;)" office:value-type="float" office:value="3" calcext:value-type="float" table:number-columns-spanned="2" table:number-rows-spanned="4">
            <text:p>3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2]);IF(([.I2]+2)&lt;=[.$Y$10];[.I2]+2;&quot;-&quot;); &quot; - &quot;)" office:value-type="float" office:value="4" calcext:value-type="float" table:number-columns-spanned="2" table:number-rows-spanned="4">
            <text:p>4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11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12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11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A$25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2" table:formula="of:= INDIRECT(CONCATENATE([.$Y$10];&quot;.&quot;;&quot;E&quot;;([.$A25]+2)))" office:value-type="float" office:value="0" calcext:value-type="float">
            <text:p>0</text:p>
          </table:table-cell>
          <table:table-cell table:style-name="ce22" table:formula="of:= INDIRECT(CONCATENATE([.$Y$10];&quot;.&quot;;&quot;F&quot;;([.A$2]+2)))" office:value-type="float" office:value="0" calcext:value-type="float">
            <text:p>0</text:p>
          </table:table-cell>
          <table:table-cell table:style-name="ce22" table:formula="of:= INDIRECT(CONCATENATE([.$Y$10];&quot;.&quot;;&quot;G&quot;;([.$A25]+2)))" office:value-type="float" office:value="0" calcext:value-type="float">
            <text:p>0</text:p>
          </table:table-cell>
          <table:table-cell table:style-name="ce22" table:formula="of:= INDIRECT(CONCATENATE([.$Y$10];&quot;.&quot;;&quot;H&quot;;([.$A25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25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E&quot;;([.$I25]+2)))" office:value-type="float" office:value="0" calcext:value-type="float">
            <text:p>0</text:p>
          </table:table-cell>
          <table:table-cell table:style-name="ce22" table:formula="of:= INDIRECT(CONCATENATE([.$Y$10];&quot;.&quot;;&quot;F&quot;;([.$I25]+2)))" office:value-type="float" office:value="0" calcext:value-type="float">
            <text:p>0</text:p>
          </table:table-cell>
          <table:table-cell table:style-name="ce22" table:formula="of:= INDIRECT(CONCATENATE([.$Y$10];&quot;.&quot;;&quot;G&quot;;([.$I25]+2)))" office:value-type="float" office:value="0" calcext:value-type="float">
            <text:p>0</text:p>
          </table:table-cell>
          <table:table-cell table:style-name="ce33" table:formula="of:= INDIRECT(CONCATENATE([.$Y$10];&quot;.&quot;;&quot;H&quot;;([.$I25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A$25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2" table:formula="of:= INDIRECT(CONCATENATE([.$Y$10];&quot;.&quot;;&quot;K&quot;;([.$A25]+2)))" office:value-type="float" office:value="0" calcext:value-type="float">
            <text:p>0</text:p>
          </table:table-cell>
          <table:table-cell table:style-name="ce22" table:formula="of:= INDIRECT(CONCATENATE([.$Y$10];&quot;.&quot;;&quot;L&quot;;([.$A25]+2)))" office:value-type="float" office:value="0" calcext:value-type="float">
            <text:p>0</text:p>
          </table:table-cell>
          <table:table-cell table:style-name="ce22" table:formula="of:= INDIRECT(CONCATENATE([.$Y$10];&quot;.&quot;;&quot;M&quot;;([.$A25]+2)))" office:value-type="float" office:value="0" calcext:value-type="float">
            <text:p>0</text:p>
          </table:table-cell>
          <table:table-cell table:style-name="ce22" table:formula="of:= INDIRECT(CONCATENATE([.$Y$10];&quot;.&quot;;&quot;N&quot;;([.$A25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25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K&quot;;([.$I25]+2)))" office:value-type="float" office:value="0" calcext:value-type="float">
            <text:p>0</text:p>
          </table:table-cell>
          <table:table-cell table:style-name="ce22" table:formula="of:= INDIRECT(CONCATENATE([.$Y$10];&quot;.&quot;;&quot;L&quot;;([.$I25]+2)))" office:value-type="float" office:value="0" calcext:value-type="float">
            <text:p>0</text:p>
          </table:table-cell>
          <table:table-cell table:style-name="ce22" table:formula="of:= INDIRECT(CONCATENATE([.$Y$10];&quot;.&quot;;&quot;M&quot;;([.$I25]+2)))" office:value-type="float" office:value="0" calcext:value-type="float">
            <text:p>0</text:p>
          </table:table-cell>
          <table:table-cell table:style-name="ce33" table:formula="of:= INDIRECT(CONCATENATE([.$Y$10];&quot;.&quot;;&quot;N&quot;;([.$I25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A$25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2" table:formula="of:= INDIRECT(CONCATENATE([.$Y$10];&quot;.&quot;;&quot;Q&quot;;([.$A25]+2)))" office:value-type="float" office:value="0" calcext:value-type="float">
            <text:p>0</text:p>
          </table:table-cell>
          <table:table-cell table:style-name="ce22" table:formula="of:= INDIRECT(CONCATENATE([.$Y$10];&quot;.&quot;;&quot;R&quot;;([.$A25]+2)))" office:value-type="float" office:value="0" calcext:value-type="float">
            <text:p>0</text:p>
          </table:table-cell>
          <table:table-cell table:style-name="ce22" table:formula="of:= INDIRECT(CONCATENATE([.$Y$10];&quot;.&quot;;&quot;S&quot;;([.$A25]+2)))" office:value-type="float" office:value="0" calcext:value-type="float">
            <text:p>0</text:p>
          </table:table-cell>
          <table:table-cell table:style-name="ce22" table:formula="of:= INDIRECT(CONCATENATE([.$Y$10];&quot;.&quot;;&quot;T&quot;;([.$A25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25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Q&quot;;([.$I25]+2)))" office:value-type="float" office:value="0" calcext:value-type="float">
            <text:p>0</text:p>
          </table:table-cell>
          <table:table-cell table:style-name="ce22" table:formula="of:= INDIRECT(CONCATENATE([.$Y$10];&quot;.&quot;;&quot;R&quot;;([.$I25]+2)))" office:value-type="float" office:value="0" calcext:value-type="float">
            <text:p>0</text:p>
          </table:table-cell>
          <table:table-cell table:style-name="ce22" table:formula="of:= INDIRECT(CONCATENATE([.$Y$10];&quot;.&quot;;&quot;S&quot;;([.$I25]+2)))" office:value-type="float" office:value="0" calcext:value-type="float">
            <text:p>0</text:p>
          </table:table-cell>
          <table:table-cell table:style-name="ce33" table:formula="of:= INDIRECT(CONCATENATE([.$Y$10];&quot;.&quot;;&quot;T&quot;;([.$I25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A$25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2" table:formula="of:= INDIRECT(CONCATENATE([.$Y$10];&quot;.&quot;;&quot;W&quot;;([.$A25]+2)))" office:value-type="float" office:value="0" calcext:value-type="float">
            <text:p>0</text:p>
          </table:table-cell>
          <table:table-cell table:style-name="ce22" table:formula="of:= INDIRECT(CONCATENATE([.$Y$10];&quot;.&quot;;&quot;X&quot;;([.$A25]+2)))" office:value-type="float" office:value="0" calcext:value-type="float">
            <text:p>0</text:p>
          </table:table-cell>
          <table:table-cell table:style-name="ce22" table:formula="of:= INDIRECT(CONCATENATE([.$Y$10];&quot;.&quot;;&quot;Y&quot;;([.$A25]+2)))" office:value-type="float" office:value="0" calcext:value-type="float">
            <text:p>0</text:p>
          </table:table-cell>
          <table:table-cell table:style-name="ce22" table:formula="of:= INDIRECT(CONCATENATE([.$Y$10];&quot;.&quot;;&quot;Z&quot;;([.$A25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25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W&quot;;([.$I25]+2)))" office:value-type="float" office:value="0" calcext:value-type="float">
            <text:p>0</text:p>
          </table:table-cell>
          <table:table-cell table:style-name="ce22" table:formula="of:= INDIRECT(CONCATENATE([.$Y$10];&quot;.&quot;;&quot;X&quot;;([.$I25]+2)))" office:value-type="float" office:value="0" calcext:value-type="float">
            <text:p>0</text:p>
          </table:table-cell>
          <table:table-cell table:style-name="ce22" table:formula="of:= INDIRECT(CONCATENATE([.$Y$10];&quot;.&quot;;&quot;Y&quot;;([.$I25]+2)))" office:value-type="float" office:value="0" calcext:value-type="float">
            <text:p>0</text:p>
          </table:table-cell>
          <table:table-cell table:style-name="ce33" table:formula="of:= INDIRECT(CONCATENATE([.$Y$10];&quot;.&quot;;&quot;Z&quot;;([.$I25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8"/>
          <table:table-cell table:style-name="ce7" table:number-columns-repeated="7"/>
          <table:table-cell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13">
          <table:table-cell table:number-columns-repeated="16"/>
          <table:table-cell table:style-name="ce38"/>
          <table:table-cell table:number-columns-repeated="1007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A48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I48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10">
          <table:table-cell table:style-name="ce2" table:formula="of:=IF(ISNONTEXT([.A25]);IF(([.A25]+2)&lt;=[.$Y$10];[.A25]+2;&quot;-&quot;); &quot; - &quot;)" office:value-type="float" office:value="5" calcext:value-type="float" table:number-columns-spanned="2" table:number-rows-spanned="4">
            <text:p>5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25]);IF(([.I25]+2)&lt;=[.$Y$10];[.I25]+2;&quot;-&quot;); &quot; - &quot;)" office:value-type="float" office:value="6" calcext:value-type="float" table:number-columns-spanned="2" table:number-rows-spanned="4">
            <text:p>6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11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12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11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48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E&quot;;([.$I48]+2)))" office:value-type="float" office:value="0" calcext:value-type="float">
            <text:p>0</text:p>
          </table:table-cell>
          <table:table-cell table:style-name="ce22" table:formula="of:= INDIRECT(CONCATENATE([.$Y$10];&quot;.&quot;;&quot;F&quot;;([.$I48]+2)))" office:value-type="float" office:value="0" calcext:value-type="float">
            <text:p>0</text:p>
          </table:table-cell>
          <table:table-cell table:style-name="ce22" table:formula="of:= INDIRECT(CONCATENATE([.$Y$10];&quot;.&quot;;&quot;G&quot;;([.$I48]+2)))" office:value-type="float" office:value="0" calcext:value-type="float">
            <text:p>0</text:p>
          </table:table-cell>
          <table:table-cell table:style-name="ce33" table:formula="of:= INDIRECT(CONCATENATE([.$Y$10];&quot;.&quot;;&quot;H&quot;;([.$I48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48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K&quot;;([.$I48]+2)))" office:value-type="float" office:value="0" calcext:value-type="float">
            <text:p>0</text:p>
          </table:table-cell>
          <table:table-cell table:style-name="ce22" table:formula="of:= INDIRECT(CONCATENATE([.$Y$10];&quot;.&quot;;&quot;L&quot;;([.$I48]+2)))" office:value-type="float" office:value="0" calcext:value-type="float">
            <text:p>0</text:p>
          </table:table-cell>
          <table:table-cell table:style-name="ce22" table:formula="of:= INDIRECT(CONCATENATE([.$Y$10];&quot;.&quot;;&quot;M&quot;;([.$I48]+2)))" office:value-type="float" office:value="0" calcext:value-type="float">
            <text:p>0</text:p>
          </table:table-cell>
          <table:table-cell table:style-name="ce33" table:formula="of:= INDIRECT(CONCATENATE([.$Y$10];&quot;.&quot;;&quot;N&quot;;([.$I48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48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Q&quot;;([.$I48]+2)))" office:value-type="float" office:value="0" calcext:value-type="float">
            <text:p>0</text:p>
          </table:table-cell>
          <table:table-cell table:style-name="ce22" table:formula="of:= INDIRECT(CONCATENATE([.$Y$10];&quot;.&quot;;&quot;R&quot;;([.$I48]+2)))" office:value-type="float" office:value="0" calcext:value-type="float">
            <text:p>0</text:p>
          </table:table-cell>
          <table:table-cell table:style-name="ce22" table:formula="of:= INDIRECT(CONCATENATE([.$Y$10];&quot;.&quot;;&quot;S&quot;;([.$I48]+2)))" office:value-type="float" office:value="0" calcext:value-type="float">
            <text:p>0</text:p>
          </table:table-cell>
          <table:table-cell table:style-name="ce33" table:formula="of:= INDIRECT(CONCATENATE([.$Y$10];&quot;.&quot;;&quot;T&quot;;([.$I48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48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W&quot;;([.$I48]+2)))" office:value-type="float" office:value="0" calcext:value-type="float">
            <text:p>0</text:p>
          </table:table-cell>
          <table:table-cell table:style-name="ce22" table:formula="of:= INDIRECT(CONCATENATE([.$Y$10];&quot;.&quot;;&quot;X&quot;;([.$I48]+2)))" office:value-type="float" office:value="0" calcext:value-type="float">
            <text:p>0</text:p>
          </table:table-cell>
          <table:table-cell table:style-name="ce22" table:formula="of:= INDIRECT(CONCATENATE([.$Y$10];&quot;.&quot;;&quot;Y&quot;;([.$I48]+2)))" office:value-type="float" office:value="0" calcext:value-type="float">
            <text:p>0</text:p>
          </table:table-cell>
          <table:table-cell table:style-name="ce33" table:formula="of:= INDIRECT(CONCATENATE([.$Y$10];&quot;.&quot;;&quot;Z&quot;;([.$I48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14">
          <table:table-cell table:number-columns-repeated="16"/>
          <table:table-cell table:style-name="ce38"/>
          <table:table-cell table:number-columns-repeated="1007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A71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I71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10">
          <table:table-cell table:style-name="ce2" table:formula="of:=IF(ISNONTEXT([.A48]);IF(([.A48]+2)&lt;=[.$Y$10];[.A48]+2;&quot;-&quot;); &quot; - &quot;)" office:value-type="float" office:value="7" calcext:value-type="float" table:number-columns-spanned="2" table:number-rows-spanned="4">
            <text:p>7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48]);IF(([.I48]+2)&lt;=[.$Y$10];[.I48]+2;&quot;-&quot;); &quot; - &quot;)" office:value-type="float" office:value="8" calcext:value-type="float" table:number-columns-spanned="2" table:number-rows-spanned="4">
            <text:p>8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11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12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11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71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E&quot;;([.$I71]+2)))" office:value-type="float" office:value="0" calcext:value-type="float">
            <text:p>0</text:p>
          </table:table-cell>
          <table:table-cell table:style-name="ce22" table:formula="of:= INDIRECT(CONCATENATE([.$Y$10];&quot;.&quot;;&quot;F&quot;;([.$I71]+2)))" office:value-type="float" office:value="0" calcext:value-type="float">
            <text:p>0</text:p>
          </table:table-cell>
          <table:table-cell table:style-name="ce22" table:formula="of:= INDIRECT(CONCATENATE([.$Y$10];&quot;.&quot;;&quot;G&quot;;([.$I71]+2)))" office:value-type="float" office:value="0" calcext:value-type="float">
            <text:p>0</text:p>
          </table:table-cell>
          <table:table-cell table:style-name="ce33" table:formula="of:= INDIRECT(CONCATENATE([.$Y$10];&quot;.&quot;;&quot;H&quot;;([.$I71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71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K&quot;;([.$I71]+2)))" office:value-type="float" office:value="0" calcext:value-type="float">
            <text:p>0</text:p>
          </table:table-cell>
          <table:table-cell table:style-name="ce22" table:formula="of:= INDIRECT(CONCATENATE([.$Y$10];&quot;.&quot;;&quot;L&quot;;([.$I71]+2)))" office:value-type="float" office:value="0" calcext:value-type="float">
            <text:p>0</text:p>
          </table:table-cell>
          <table:table-cell table:style-name="ce22" table:formula="of:= INDIRECT(CONCATENATE([.$Y$10];&quot;.&quot;;&quot;M&quot;;([.$I71]+2)))" office:value-type="float" office:value="0" calcext:value-type="float">
            <text:p>0</text:p>
          </table:table-cell>
          <table:table-cell table:style-name="ce33" table:formula="of:= INDIRECT(CONCATENATE([.$Y$10];&quot;.&quot;;&quot;N&quot;;([.$I71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71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Q&quot;;([.$I71]+2)))" office:value-type="float" office:value="0" calcext:value-type="float">
            <text:p>0</text:p>
          </table:table-cell>
          <table:table-cell table:style-name="ce22" table:formula="of:= INDIRECT(CONCATENATE([.$Y$10];&quot;.&quot;;&quot;R&quot;;([.$I71]+2)))" office:value-type="float" office:value="0" calcext:value-type="float">
            <text:p>0</text:p>
          </table:table-cell>
          <table:table-cell table:style-name="ce22" table:formula="of:= INDIRECT(CONCATENATE([.$Y$10];&quot;.&quot;;&quot;S&quot;;([.$I71]+2)))" office:value-type="float" office:value="0" calcext:value-type="float">
            <text:p>0</text:p>
          </table:table-cell>
          <table:table-cell table:style-name="ce33" table:formula="of:= INDIRECT(CONCATENATE([.$Y$10];&quot;.&quot;;&quot;T&quot;;([.$I71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71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W&quot;;([.$I71]+2)))" office:value-type="float" office:value="0" calcext:value-type="float">
            <text:p>0</text:p>
          </table:table-cell>
          <table:table-cell table:style-name="ce22" table:formula="of:= INDIRECT(CONCATENATE([.$Y$10];&quot;.&quot;;&quot;X&quot;;([.$I71]+2)))" office:value-type="float" office:value="0" calcext:value-type="float">
            <text:p>0</text:p>
          </table:table-cell>
          <table:table-cell table:style-name="ce22" table:formula="of:= INDIRECT(CONCATENATE([.$Y$10];&quot;.&quot;;&quot;Y&quot;;([.$I71]+2)))" office:value-type="float" office:value="0" calcext:value-type="float">
            <text:p>0</text:p>
          </table:table-cell>
          <table:table-cell table:style-name="ce33" table:formula="of:= INDIRECT(CONCATENATE([.$Y$10];&quot;.&quot;;&quot;Z&quot;;([.$I71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3"/>
          <table:table-cell table:style-name="ce19"/>
          <table:table-cell table:style-name="ce32"/>
          <table:table-cell table:number-columns-repeated="1002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3"/>
          <table:table-cell table:style-name="Default" table:number-columns-repeated="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9">
          <table:table-cell table:number-columns-repeated="16"/>
          <table:table-cell table:style-name="ce38"/>
          <table:table-cell table:number-columns-repeated="1007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A94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I94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10">
          <table:table-cell table:style-name="ce2" table:formula="of:=IF(ISNONTEXT([.A71]);IF(([.A71]+2)&lt;=[.$Y$10];[.A71]+2;&quot;-&quot;); &quot; - &quot;)" office:value-type="float" office:value="9" calcext:value-type="float" table:number-columns-spanned="2" table:number-rows-spanned="4">
            <text:p>9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71]);IF(([.I71]+2)&lt;=[.$Y$10];[.I71]+2;&quot;-&quot;); &quot; - &quot;)" office:value-type="float" office:value="10" calcext:value-type="float" table:number-columns-spanned="2" table:number-rows-spanned="4">
            <text:p>10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11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12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11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94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E&quot;;([.$I94]+2)))" office:value-type="float" office:value="0" calcext:value-type="float">
            <text:p>0</text:p>
          </table:table-cell>
          <table:table-cell table:style-name="ce22" table:formula="of:= INDIRECT(CONCATENATE([.$Y$10];&quot;.&quot;;&quot;F&quot;;([.$I94]+2)))" office:value-type="float" office:value="0" calcext:value-type="float">
            <text:p>0</text:p>
          </table:table-cell>
          <table:table-cell table:style-name="ce22" table:formula="of:= INDIRECT(CONCATENATE([.$Y$10];&quot;.&quot;;&quot;G&quot;;([.$I94]+2)))" office:value-type="float" office:value="0" calcext:value-type="float">
            <text:p>0</text:p>
          </table:table-cell>
          <table:table-cell table:style-name="ce33" table:formula="of:= INDIRECT(CONCATENATE([.$Y$10];&quot;.&quot;;&quot;H&quot;;([.$I94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94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K&quot;;([.$I94]+2)))" office:value-type="float" office:value="0" calcext:value-type="float">
            <text:p>0</text:p>
          </table:table-cell>
          <table:table-cell table:style-name="ce22" table:formula="of:= INDIRECT(CONCATENATE([.$Y$10];&quot;.&quot;;&quot;L&quot;;([.$I94]+2)))" office:value-type="float" office:value="0" calcext:value-type="float">
            <text:p>0</text:p>
          </table:table-cell>
          <table:table-cell table:style-name="ce22" table:formula="of:= INDIRECT(CONCATENATE([.$Y$10];&quot;.&quot;;&quot;M&quot;;([.$I94]+2)))" office:value-type="float" office:value="0" calcext:value-type="float">
            <text:p>0</text:p>
          </table:table-cell>
          <table:table-cell table:style-name="ce33" table:formula="of:= INDIRECT(CONCATENATE([.$Y$10];&quot;.&quot;;&quot;N&quot;;([.$I94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94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Q&quot;;([.$I94]+2)))" office:value-type="float" office:value="0" calcext:value-type="float">
            <text:p>0</text:p>
          </table:table-cell>
          <table:table-cell table:style-name="ce22" table:formula="of:= INDIRECT(CONCATENATE([.$Y$10];&quot;.&quot;;&quot;R&quot;;([.$I94]+2)))" office:value-type="float" office:value="0" calcext:value-type="float">
            <text:p>0</text:p>
          </table:table-cell>
          <table:table-cell table:style-name="ce22" table:formula="of:= INDIRECT(CONCATENATE([.$Y$10];&quot;.&quot;;&quot;S&quot;;([.$I94]+2)))" office:value-type="float" office:value="0" calcext:value-type="float">
            <text:p>0</text:p>
          </table:table-cell>
          <table:table-cell table:style-name="ce33" table:formula="of:= INDIRECT(CONCATENATE([.$Y$10];&quot;.&quot;;&quot;T&quot;;([.$I94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94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W&quot;;([.$I94]+2)))" office:value-type="float" office:value="0" calcext:value-type="float">
            <text:p>0</text:p>
          </table:table-cell>
          <table:table-cell table:style-name="ce22" table:formula="of:= INDIRECT(CONCATENATE([.$Y$10];&quot;.&quot;;&quot;X&quot;;([.$I94]+2)))" office:value-type="float" office:value="0" calcext:value-type="float">
            <text:p>0</text:p>
          </table:table-cell>
          <table:table-cell table:style-name="ce22" table:formula="of:= INDIRECT(CONCATENATE([.$Y$10];&quot;.&quot;;&quot;Y&quot;;([.$I94]+2)))" office:value-type="float" office:value="0" calcext:value-type="float">
            <text:p>0</text:p>
          </table:table-cell>
          <table:table-cell table:style-name="ce33" table:formula="of:= INDIRECT(CONCATENATE([.$Y$10];&quot;.&quot;;&quot;Z&quot;;([.$I94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9">
          <table:table-cell table:number-columns-repeated="16"/>
          <table:table-cell table:style-name="ce38"/>
          <table:table-cell table:number-columns-repeated="1007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A117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I117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10">
          <table:table-cell table:style-name="ce2" table:formula="of:=IF(ISNONTEXT([.A94]);IF(([.A94]+2)&lt;=[.$Y$10];[.A94]+2;&quot;-&quot;); &quot; - &quot;)" office:value-type="float" office:value="11" calcext:value-type="float" table:number-columns-spanned="2" table:number-rows-spanned="4">
            <text:p>11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94]);IF(([.I94]+2)&lt;=[.$Y$10];[.I94]+2;&quot;-&quot;); &quot; - &quot;)" office:value-type="float" office:value="12" calcext:value-type="float" table:number-columns-spanned="2" table:number-rows-spanned="4">
            <text:p>12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11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12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11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117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E&quot;;([.$I117]+2)))" office:value-type="float" office:value="0" calcext:value-type="float">
            <text:p>0</text:p>
          </table:table-cell>
          <table:table-cell table:style-name="ce22" table:formula="of:= INDIRECT(CONCATENATE([.$Y$10];&quot;.&quot;;&quot;F&quot;;([.$I117]+2)))" office:value-type="float" office:value="0" calcext:value-type="float">
            <text:p>0</text:p>
          </table:table-cell>
          <table:table-cell table:style-name="ce22" table:formula="of:= INDIRECT(CONCATENATE([.$Y$10];&quot;.&quot;;&quot;G&quot;;([.$I117]+2)))" office:value-type="float" office:value="0" calcext:value-type="float">
            <text:p>0</text:p>
          </table:table-cell>
          <table:table-cell table:style-name="ce33" table:formula="of:= INDIRECT(CONCATENATE([.$Y$10];&quot;.&quot;;&quot;H&quot;;([.$I117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117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K&quot;;([.$I117]+2)))" office:value-type="float" office:value="0" calcext:value-type="float">
            <text:p>0</text:p>
          </table:table-cell>
          <table:table-cell table:style-name="ce22" table:formula="of:= INDIRECT(CONCATENATE([.$Y$10];&quot;.&quot;;&quot;L&quot;;([.$I117]+2)))" office:value-type="float" office:value="0" calcext:value-type="float">
            <text:p>0</text:p>
          </table:table-cell>
          <table:table-cell table:style-name="ce22" table:formula="of:= INDIRECT(CONCATENATE([.$Y$10];&quot;.&quot;;&quot;M&quot;;([.$I117]+2)))" office:value-type="float" office:value="0" calcext:value-type="float">
            <text:p>0</text:p>
          </table:table-cell>
          <table:table-cell table:style-name="ce33" table:formula="of:= INDIRECT(CONCATENATE([.$Y$10];&quot;.&quot;;&quot;N&quot;;([.$I117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117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Q&quot;;([.$I117]+2)))" office:value-type="float" office:value="0" calcext:value-type="float">
            <text:p>0</text:p>
          </table:table-cell>
          <table:table-cell table:style-name="ce22" table:formula="of:= INDIRECT(CONCATENATE([.$Y$10];&quot;.&quot;;&quot;R&quot;;([.$I117]+2)))" office:value-type="float" office:value="0" calcext:value-type="float">
            <text:p>0</text:p>
          </table:table-cell>
          <table:table-cell table:style-name="ce22" table:formula="of:= INDIRECT(CONCATENATE([.$Y$10];&quot;.&quot;;&quot;S&quot;;([.$I117]+2)))" office:value-type="float" office:value="0" calcext:value-type="float">
            <text:p>0</text:p>
          </table:table-cell>
          <table:table-cell table:style-name="ce33" table:formula="of:= INDIRECT(CONCATENATE([.$Y$10];&quot;.&quot;;&quot;T&quot;;([.$I117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117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W&quot;;([.$I117]+2)))" office:value-type="float" office:value="0" calcext:value-type="float">
            <text:p>0</text:p>
          </table:table-cell>
          <table:table-cell table:style-name="ce22" table:formula="of:= INDIRECT(CONCATENATE([.$Y$10];&quot;.&quot;;&quot;X&quot;;([.$I117]+2)))" office:value-type="float" office:value="0" calcext:value-type="float">
            <text:p>0</text:p>
          </table:table-cell>
          <table:table-cell table:style-name="ce22" table:formula="of:= INDIRECT(CONCATENATE([.$Y$10];&quot;.&quot;;&quot;Y&quot;;([.$I117]+2)))" office:value-type="float" office:value="0" calcext:value-type="float">
            <text:p>0</text:p>
          </table:table-cell>
          <table:table-cell table:style-name="ce33" table:formula="of:= INDIRECT(CONCATENATE([.$Y$10];&quot;.&quot;;&quot;Z&quot;;([.$I117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table-cell table:number-columns-repeated="16"/>
          <table:table-cell table:style-name="ce38"/>
          <table:table-cell table:number-columns-repeated="1007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A140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I140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10">
          <table:table-cell table:style-name="ce2" table:formula="of:=IF(ISNONTEXT([.A117]);IF(([.A117]+2)&lt;=[.$Y$10];[.A117]+2;&quot;-&quot;); &quot; - &quot;)" office:value-type="float" office:value="13" calcext:value-type="float" table:number-columns-spanned="2" table:number-rows-spanned="4">
            <text:p>13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117]);IF(([.I117]+2)&lt;=[.$Y$10];[.I117]+2;&quot;-&quot;); &quot; - &quot;)" office:value-type="float" office:value="14" calcext:value-type="float" table:number-columns-spanned="2" table:number-rows-spanned="4">
            <text:p>14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11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12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11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140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E&quot;;([.$I140]+2)))" office:value-type="float" office:value="0" calcext:value-type="float">
            <text:p>0</text:p>
          </table:table-cell>
          <table:table-cell table:style-name="ce22" table:formula="of:= INDIRECT(CONCATENATE([.$Y$10];&quot;.&quot;;&quot;F&quot;;([.$I140]+2)))" office:value-type="float" office:value="0" calcext:value-type="float">
            <text:p>0</text:p>
          </table:table-cell>
          <table:table-cell table:style-name="ce22" table:formula="of:= INDIRECT(CONCATENATE([.$Y$10];&quot;.&quot;;&quot;G&quot;;([.$I140]+2)))" office:value-type="float" office:value="0" calcext:value-type="float">
            <text:p>0</text:p>
          </table:table-cell>
          <table:table-cell table:style-name="ce33" table:formula="of:= INDIRECT(CONCATENATE([.$Y$10];&quot;.&quot;;&quot;H&quot;;([.$I140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140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K&quot;;([.$I140]+2)))" office:value-type="float" office:value="0" calcext:value-type="float">
            <text:p>0</text:p>
          </table:table-cell>
          <table:table-cell table:style-name="ce22" table:formula="of:= INDIRECT(CONCATENATE([.$Y$10];&quot;.&quot;;&quot;L&quot;;([.$I140]+2)))" office:value-type="float" office:value="0" calcext:value-type="float">
            <text:p>0</text:p>
          </table:table-cell>
          <table:table-cell table:style-name="ce22" table:formula="of:= INDIRECT(CONCATENATE([.$Y$10];&quot;.&quot;;&quot;M&quot;;([.$I140]+2)))" office:value-type="float" office:value="0" calcext:value-type="float">
            <text:p>0</text:p>
          </table:table-cell>
          <table:table-cell table:style-name="ce33" table:formula="of:= INDIRECT(CONCATENATE([.$Y$10];&quot;.&quot;;&quot;N&quot;;([.$I140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140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Q&quot;;([.$I140]+2)))" office:value-type="float" office:value="0" calcext:value-type="float">
            <text:p>0</text:p>
          </table:table-cell>
          <table:table-cell table:style-name="ce22" table:formula="of:= INDIRECT(CONCATENATE([.$Y$10];&quot;.&quot;;&quot;R&quot;;([.$I140]+2)))" office:value-type="float" office:value="0" calcext:value-type="float">
            <text:p>0</text:p>
          </table:table-cell>
          <table:table-cell table:style-name="ce22" table:formula="of:= INDIRECT(CONCATENATE([.$Y$10];&quot;.&quot;;&quot;S&quot;;([.$I140]+2)))" office:value-type="float" office:value="0" calcext:value-type="float">
            <text:p>0</text:p>
          </table:table-cell>
          <table:table-cell table:style-name="ce33" table:formula="of:= INDIRECT(CONCATENATE([.$Y$10];&quot;.&quot;;&quot;T&quot;;([.$I140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140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W&quot;;([.$I140]+2)))" office:value-type="float" office:value="0" calcext:value-type="float">
            <text:p>0</text:p>
          </table:table-cell>
          <table:table-cell table:style-name="ce22" table:formula="of:= INDIRECT(CONCATENATE([.$Y$10];&quot;.&quot;;&quot;X&quot;;([.$I140]+2)))" office:value-type="float" office:value="0" calcext:value-type="float">
            <text:p>0</text:p>
          </table:table-cell>
          <table:table-cell table:style-name="ce22" table:formula="of:= INDIRECT(CONCATENATE([.$Y$10];&quot;.&quot;;&quot;Y&quot;;([.$I140]+2)))" office:value-type="float" office:value="0" calcext:value-type="float">
            <text:p>0</text:p>
          </table:table-cell>
          <table:table-cell table:style-name="ce33" table:formula="of:= INDIRECT(CONCATENATE([.$Y$10];&quot;.&quot;;&quot;Z&quot;;([.$I140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9">
          <table:table-cell table:number-columns-repeated="16"/>
          <table:table-cell table:style-name="ce38"/>
          <table:table-cell table:number-columns-repeated="1007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A163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I163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10">
          <table:table-cell table:style-name="ce2" table:formula="of:=IF(ISNONTEXT([.A140]);IF(([.A140]+2)&lt;=[.$Y$10];[.A140]+2;&quot;-&quot;); &quot; - &quot;)" office:value-type="float" office:value="15" calcext:value-type="float" table:number-columns-spanned="2" table:number-rows-spanned="4">
            <text:p>15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140]);IF(([.I140]+2)&lt;=[.$Y$10];[.I140]+2;&quot;-&quot;); &quot; - &quot;)" office:value-type="float" office:value="16" calcext:value-type="float" table:number-columns-spanned="2" table:number-rows-spanned="4">
            <text:p>16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11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12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11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163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E&quot;;([.$I163]+2)))" office:value-type="float" office:value="0" calcext:value-type="float">
            <text:p>0</text:p>
          </table:table-cell>
          <table:table-cell table:style-name="ce22" table:formula="of:= INDIRECT(CONCATENATE([.$Y$10];&quot;.&quot;;&quot;F&quot;;([.$I163]+2)))" office:value-type="float" office:value="0" calcext:value-type="float">
            <text:p>0</text:p>
          </table:table-cell>
          <table:table-cell table:style-name="ce22" table:formula="of:= INDIRECT(CONCATENATE([.$Y$10];&quot;.&quot;;&quot;G&quot;;([.$I163]+2)))" office:value-type="float" office:value="0" calcext:value-type="float">
            <text:p>0</text:p>
          </table:table-cell>
          <table:table-cell table:style-name="ce33" table:formula="of:= INDIRECT(CONCATENATE([.$Y$10];&quot;.&quot;;&quot;H&quot;;([.$I163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163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K&quot;;([.$I163]+2)))" office:value-type="float" office:value="0" calcext:value-type="float">
            <text:p>0</text:p>
          </table:table-cell>
          <table:table-cell table:style-name="ce22" table:formula="of:= INDIRECT(CONCATENATE([.$Y$10];&quot;.&quot;;&quot;L&quot;;([.$I163]+2)))" office:value-type="float" office:value="0" calcext:value-type="float">
            <text:p>0</text:p>
          </table:table-cell>
          <table:table-cell table:style-name="ce22" table:formula="of:= INDIRECT(CONCATENATE([.$Y$10];&quot;.&quot;;&quot;M&quot;;([.$I163]+2)))" office:value-type="float" office:value="0" calcext:value-type="float">
            <text:p>0</text:p>
          </table:table-cell>
          <table:table-cell table:style-name="ce33" table:formula="of:= INDIRECT(CONCATENATE([.$Y$10];&quot;.&quot;;&quot;N&quot;;([.$I163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163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Q&quot;;([.$I163]+2)))" office:value-type="float" office:value="0" calcext:value-type="float">
            <text:p>0</text:p>
          </table:table-cell>
          <table:table-cell table:style-name="ce22" table:formula="of:= INDIRECT(CONCATENATE([.$Y$10];&quot;.&quot;;&quot;R&quot;;([.$I163]+2)))" office:value-type="float" office:value="0" calcext:value-type="float">
            <text:p>0</text:p>
          </table:table-cell>
          <table:table-cell table:style-name="ce22" table:formula="of:= INDIRECT(CONCATENATE([.$Y$10];&quot;.&quot;;&quot;S&quot;;([.$I163]+2)))" office:value-type="float" office:value="0" calcext:value-type="float">
            <text:p>0</text:p>
          </table:table-cell>
          <table:table-cell table:style-name="ce33" table:formula="of:= INDIRECT(CONCATENATE([.$Y$10];&quot;.&quot;;&quot;T&quot;;([.$I163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163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W&quot;;([.$I163]+2)))" office:value-type="float" office:value="0" calcext:value-type="float">
            <text:p>0</text:p>
          </table:table-cell>
          <table:table-cell table:style-name="ce22" table:formula="of:= INDIRECT(CONCATENATE([.$Y$10];&quot;.&quot;;&quot;X&quot;;([.$I163]+2)))" office:value-type="float" office:value="0" calcext:value-type="float">
            <text:p>0</text:p>
          </table:table-cell>
          <table:table-cell table:style-name="ce22" table:formula="of:= INDIRECT(CONCATENATE([.$Y$10];&quot;.&quot;;&quot;Y&quot;;([.$I163]+2)))" office:value-type="float" office:value="0" calcext:value-type="float">
            <text:p>0</text:p>
          </table:table-cell>
          <table:table-cell table:style-name="ce33" table:formula="of:= INDIRECT(CONCATENATE([.$Y$10];&quot;.&quot;;&quot;Z&quot;;([.$I163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9">
          <table:table-cell table:number-columns-repeated="16"/>
          <table:table-cell table:style-name="ce38"/>
          <table:table-cell table:number-columns-repeated="1007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A186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I186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10">
          <table:table-cell table:style-name="ce2" table:formula="of:=IF(ISNONTEXT([.A163]);IF(([.A163]+2)&lt;=[.$Y$10];[.A163]+2;&quot;-&quot;); &quot; - &quot;)" office:value-type="float" office:value="17" calcext:value-type="float" table:number-columns-spanned="2" table:number-rows-spanned="4">
            <text:p>17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163]);IF(([.I163]+2)&lt;=[.$Y$10];[.I163]+2;&quot;-&quot;); &quot; - &quot;)" office:value-type="float" office:value="18" calcext:value-type="float" table:number-columns-spanned="2" table:number-rows-spanned="4">
            <text:p>18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11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12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11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186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E&quot;;([.$I186]+2)))" office:value-type="float" office:value="0" calcext:value-type="float">
            <text:p>0</text:p>
          </table:table-cell>
          <table:table-cell table:style-name="ce22" table:formula="of:= INDIRECT(CONCATENATE([.$Y$10];&quot;.&quot;;&quot;F&quot;;([.$I186]+2)))" office:value-type="float" office:value="0" calcext:value-type="float">
            <text:p>0</text:p>
          </table:table-cell>
          <table:table-cell table:style-name="ce22" table:formula="of:= INDIRECT(CONCATENATE([.$Y$10];&quot;.&quot;;&quot;G&quot;;([.$I186]+2)))" office:value-type="float" office:value="0" calcext:value-type="float">
            <text:p>0</text:p>
          </table:table-cell>
          <table:table-cell table:style-name="ce33" table:formula="of:= INDIRECT(CONCATENATE([.$Y$10];&quot;.&quot;;&quot;H&quot;;([.$I186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186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K&quot;;([.$I186]+2)))" office:value-type="float" office:value="0" calcext:value-type="float">
            <text:p>0</text:p>
          </table:table-cell>
          <table:table-cell table:style-name="ce22" table:formula="of:= INDIRECT(CONCATENATE([.$Y$10];&quot;.&quot;;&quot;L&quot;;([.$I186]+2)))" office:value-type="float" office:value="0" calcext:value-type="float">
            <text:p>0</text:p>
          </table:table-cell>
          <table:table-cell table:style-name="ce22" table:formula="of:= INDIRECT(CONCATENATE([.$Y$10];&quot;.&quot;;&quot;M&quot;;([.$I186]+2)))" office:value-type="float" office:value="0" calcext:value-type="float">
            <text:p>0</text:p>
          </table:table-cell>
          <table:table-cell table:style-name="ce33" table:formula="of:= INDIRECT(CONCATENATE([.$Y$10];&quot;.&quot;;&quot;N&quot;;([.$I186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186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Q&quot;;([.$I186]+2)))" office:value-type="float" office:value="0" calcext:value-type="float">
            <text:p>0</text:p>
          </table:table-cell>
          <table:table-cell table:style-name="ce22" table:formula="of:= INDIRECT(CONCATENATE([.$Y$10];&quot;.&quot;;&quot;R&quot;;([.$I186]+2)))" office:value-type="float" office:value="0" calcext:value-type="float">
            <text:p>0</text:p>
          </table:table-cell>
          <table:table-cell table:style-name="ce22" table:formula="of:= INDIRECT(CONCATENATE([.$Y$10];&quot;.&quot;;&quot;S&quot;;([.$I186]+2)))" office:value-type="float" office:value="0" calcext:value-type="float">
            <text:p>0</text:p>
          </table:table-cell>
          <table:table-cell table:style-name="ce33" table:formula="of:= INDIRECT(CONCATENATE([.$Y$10];&quot;.&quot;;&quot;T&quot;;([.$I186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186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W&quot;;([.$I186]+2)))" office:value-type="float" office:value="0" calcext:value-type="float">
            <text:p>0</text:p>
          </table:table-cell>
          <table:table-cell table:style-name="ce22" table:formula="of:= INDIRECT(CONCATENATE([.$Y$10];&quot;.&quot;;&quot;X&quot;;([.$I186]+2)))" office:value-type="float" office:value="0" calcext:value-type="float">
            <text:p>0</text:p>
          </table:table-cell>
          <table:table-cell table:style-name="ce22" table:formula="of:= INDIRECT(CONCATENATE([.$Y$10];&quot;.&quot;;&quot;Y&quot;;([.$I186]+2)))" office:value-type="float" office:value="0" calcext:value-type="float">
            <text:p>0</text:p>
          </table:table-cell>
          <table:table-cell table:style-name="ce33" table:formula="of:= INDIRECT(CONCATENATE([.$Y$10];&quot;.&quot;;&quot;Z&quot;;([.$I186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15">
          <table:table-cell table:number-columns-repeated="16"/>
          <table:table-cell table:style-name="ce38"/>
          <table:table-cell table:number-columns-repeated="1007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A209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I209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10">
          <table:table-cell table:style-name="ce2" table:formula="of:=IF(ISNONTEXT([.A186]);IF(([.A186]+2)&lt;=[.$Y$10];[.A186]+2;&quot;-&quot;); &quot; - &quot;)" office:value-type="float" office:value="19" calcext:value-type="float" table:number-columns-spanned="2" table:number-rows-spanned="4">
            <text:p>19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186]);IF(([.I186]+2)&lt;=[.$Y$10];[.I186]+2;&quot;-&quot;); &quot; - &quot;)" office:value-type="float" office:value="20" calcext:value-type="float" table:number-columns-spanned="2" table:number-rows-spanned="4">
            <text:p>20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11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12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11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209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E&quot;;([.$I209]+2)))" office:value-type="float" office:value="0" calcext:value-type="float">
            <text:p>0</text:p>
          </table:table-cell>
          <table:table-cell table:style-name="ce22" table:formula="of:= INDIRECT(CONCATENATE([.$Y$10];&quot;.&quot;;&quot;F&quot;;([.$I209]+2)))" office:value-type="float" office:value="0" calcext:value-type="float">
            <text:p>0</text:p>
          </table:table-cell>
          <table:table-cell table:style-name="ce22" table:formula="of:= INDIRECT(CONCATENATE([.$Y$10];&quot;.&quot;;&quot;G&quot;;([.$I209]+2)))" office:value-type="float" office:value="0" calcext:value-type="float">
            <text:p>0</text:p>
          </table:table-cell>
          <table:table-cell table:style-name="ce33" table:formula="of:= INDIRECT(CONCATENATE([.$Y$10];&quot;.&quot;;&quot;H&quot;;([.$I209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209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K&quot;;([.$I209]+2)))" office:value-type="float" office:value="0" calcext:value-type="float">
            <text:p>0</text:p>
          </table:table-cell>
          <table:table-cell table:style-name="ce22" table:formula="of:= INDIRECT(CONCATENATE([.$Y$10];&quot;.&quot;;&quot;L&quot;;([.$I209]+2)))" office:value-type="float" office:value="0" calcext:value-type="float">
            <text:p>0</text:p>
          </table:table-cell>
          <table:table-cell table:style-name="ce22" table:formula="of:= INDIRECT(CONCATENATE([.$Y$10];&quot;.&quot;;&quot;M&quot;;([.$I209]+2)))" office:value-type="float" office:value="0" calcext:value-type="float">
            <text:p>0</text:p>
          </table:table-cell>
          <table:table-cell table:style-name="ce33" table:formula="of:= INDIRECT(CONCATENATE([.$Y$10];&quot;.&quot;;&quot;N&quot;;([.$I209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209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Q&quot;;([.$I209]+2)))" office:value-type="float" office:value="0" calcext:value-type="float">
            <text:p>0</text:p>
          </table:table-cell>
          <table:table-cell table:style-name="ce22" table:formula="of:= INDIRECT(CONCATENATE([.$Y$10];&quot;.&quot;;&quot;R&quot;;([.$I209]+2)))" office:value-type="float" office:value="0" calcext:value-type="float">
            <text:p>0</text:p>
          </table:table-cell>
          <table:table-cell table:style-name="ce22" table:formula="of:= INDIRECT(CONCATENATE([.$Y$10];&quot;.&quot;;&quot;S&quot;;([.$I209]+2)))" office:value-type="float" office:value="0" calcext:value-type="float">
            <text:p>0</text:p>
          </table:table-cell>
          <table:table-cell table:style-name="ce33" table:formula="of:= INDIRECT(CONCATENATE([.$Y$10];&quot;.&quot;;&quot;T&quot;;([.$I209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209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W&quot;;([.$I209]+2)))" office:value-type="float" office:value="0" calcext:value-type="float">
            <text:p>0</text:p>
          </table:table-cell>
          <table:table-cell table:style-name="ce22" table:formula="of:= INDIRECT(CONCATENATE([.$Y$10];&quot;.&quot;;&quot;X&quot;;([.$I209]+2)))" office:value-type="float" office:value="0" calcext:value-type="float">
            <text:p>0</text:p>
          </table:table-cell>
          <table:table-cell table:style-name="ce22" table:formula="of:= INDIRECT(CONCATENATE([.$Y$10];&quot;.&quot;;&quot;Y&quot;;([.$I209]+2)))" office:value-type="float" office:value="0" calcext:value-type="float">
            <text:p>0</text:p>
          </table:table-cell>
          <table:table-cell table:style-name="ce33" table:formula="of:= INDIRECT(CONCATENATE([.$Y$10];&quot;.&quot;;&quot;Z&quot;;([.$I209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A232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CONCATENATE(&quot;Giocatori : &quot;; INDIRECT(CONCATENATE([.$Y$10];&quot;.&quot;;&quot;A&quot;;([.I232]+2)))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10">
          <table:table-cell table:style-name="ce2" table:formula="of:=IF(ISNONTEXT([.A209]);IF(([.A209]+2)&lt;=[.$Y$10];[.A209]+2;&quot;-&quot;); &quot; - &quot;)" office:value-type="float" office:value="21" calcext:value-type="float" table:number-columns-spanned="2" table:number-rows-spanned="4">
            <text:p>21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209]);IF(([.I209]+2)&lt;=[.$Y$10];[.I209]+2;&quot;-&quot;); &quot; - &quot;)" office:value-type="float" office:value="22" calcext:value-type="float" table:number-columns-spanned="2" table:number-rows-spanned="4">
            <text:p>22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11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12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11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232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E&quot;;([.$I232]+2)))" office:value-type="float" office:value="0" calcext:value-type="float">
            <text:p>0</text:p>
          </table:table-cell>
          <table:table-cell table:style-name="ce22" table:formula="of:= INDIRECT(CONCATENATE([.$Y$10];&quot;.&quot;;&quot;F&quot;;([.$I232]+2)))" office:value-type="float" office:value="0" calcext:value-type="float">
            <text:p>0</text:p>
          </table:table-cell>
          <table:table-cell table:style-name="ce22" table:formula="of:= INDIRECT(CONCATENATE([.$Y$10];&quot;.&quot;;&quot;G&quot;;([.$I232]+2)))" office:value-type="float" office:value="0" calcext:value-type="float">
            <text:p>0</text:p>
          </table:table-cell>
          <table:table-cell table:style-name="ce33" table:formula="of:= INDIRECT(CONCATENATE([.$Y$10];&quot;.&quot;;&quot;H&quot;;([.$I232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232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K&quot;;([.$I232]+2)))" office:value-type="float" office:value="0" calcext:value-type="float">
            <text:p>0</text:p>
          </table:table-cell>
          <table:table-cell table:style-name="ce22" table:formula="of:= INDIRECT(CONCATENATE([.$Y$10];&quot;.&quot;;&quot;L&quot;;([.$I232]+2)))" office:value-type="float" office:value="0" calcext:value-type="float">
            <text:p>0</text:p>
          </table:table-cell>
          <table:table-cell table:style-name="ce22" table:formula="of:= INDIRECT(CONCATENATE([.$Y$10];&quot;.&quot;;&quot;M&quot;;([.$I232]+2)))" office:value-type="float" office:value="0" calcext:value-type="float">
            <text:p>0</text:p>
          </table:table-cell>
          <table:table-cell table:style-name="ce33" table:formula="of:= INDIRECT(CONCATENATE([.$Y$10];&quot;.&quot;;&quot;N&quot;;([.$I232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232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Q&quot;;([.$I232]+2)))" office:value-type="float" office:value="0" calcext:value-type="float">
            <text:p>0</text:p>
          </table:table-cell>
          <table:table-cell table:style-name="ce22" table:formula="of:= INDIRECT(CONCATENATE([.$Y$10];&quot;.&quot;;&quot;R&quot;;([.$I232]+2)))" office:value-type="float" office:value="0" calcext:value-type="float">
            <text:p>0</text:p>
          </table:table-cell>
          <table:table-cell table:style-name="ce22" table:formula="of:= INDIRECT(CONCATENATE([.$Y$10];&quot;.&quot;;&quot;S&quot;;([.$I232]+2)))" office:value-type="float" office:value="0" calcext:value-type="float">
            <text:p>0</text:p>
          </table:table-cell>
          <table:table-cell table:style-name="ce33" table:formula="of:= INDIRECT(CONCATENATE([.$Y$10];&quot;.&quot;;&quot;T&quot;;([.$I232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232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W&quot;;([.$I232]+2)))" office:value-type="float" office:value="0" calcext:value-type="float">
            <text:p>0</text:p>
          </table:table-cell>
          <table:table-cell table:style-name="ce22" table:formula="of:= INDIRECT(CONCATENATE([.$Y$10];&quot;.&quot;;&quot;X&quot;;([.$I232]+2)))" office:value-type="float" office:value="0" calcext:value-type="float">
            <text:p>0</text:p>
          </table:table-cell>
          <table:table-cell table:style-name="ce22" table:formula="of:= INDIRECT(CONCATENATE([.$Y$10];&quot;.&quot;;&quot;Y&quot;;([.$I232]+2)))" office:value-type="float" office:value="0" calcext:value-type="float">
            <text:p>0</text:p>
          </table:table-cell>
          <table:table-cell table:style-name="ce33" table:formula="of:= INDIRECT(CONCATENATE([.$Y$10];&quot;.&quot;;&quot;Z&quot;;([.$I232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IF(ISNONTEXT([.A255]); CONCATENATE(&quot;Giocatori : &quot;; INDIRECT(CONCATENATE([.$Y$10];&quot;.&quot;;&quot;A&quot;;([.A255]+2) ) ) ); &quot;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IF(ISNONTEXT([.I255]); CONCATENATE(&quot;Giocatori : &quot;; INDIRECT(CONCATENATE([.$Y$10];&quot;.&quot;;&quot;A&quot;;([.I255]+2) ) ) ); &quot;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10">
          <table:table-cell table:style-name="ce2" table:formula="of:=IF(ISNONTEXT([.A232]);IF(([.A232]+2)&lt;=[.$Y$10];[.A232]+2;&quot;-&quot;); &quot; - &quot;)" office:value-type="float" office:value="23" calcext:value-type="float" table:number-columns-spanned="2" table:number-rows-spanned="4">
            <text:p>23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232]);IF(([.I232]+2)&lt;=[.$Y$10];[.I232]+2;&quot;-&quot;); &quot; - &quot;)" office:value-type="float" office:value="24" calcext:value-type="float" table:number-columns-spanned="2" table:number-rows-spanned="4">
            <text:p>24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11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12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11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255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E&quot;;([.$I255]+2)))" office:value-type="float" office:value="0" calcext:value-type="float">
            <text:p>0</text:p>
          </table:table-cell>
          <table:table-cell table:style-name="ce22" table:formula="of:= INDIRECT(CONCATENATE([.$Y$10];&quot;.&quot;;&quot;F&quot;;([.$I255]+2)))" office:value-type="float" office:value="0" calcext:value-type="float">
            <text:p>0</text:p>
          </table:table-cell>
          <table:table-cell table:style-name="ce22" table:formula="of:= INDIRECT(CONCATENATE([.$Y$10];&quot;.&quot;;&quot;G&quot;;([.$I255]+2)))" office:value-type="float" office:value="0" calcext:value-type="float">
            <text:p>0</text:p>
          </table:table-cell>
          <table:table-cell table:style-name="ce33" table:formula="of:= INDIRECT(CONCATENATE([.$Y$10];&quot;.&quot;;&quot;H&quot;;([.$I255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255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K&quot;;([.$I255]+2)))" office:value-type="float" office:value="0" calcext:value-type="float">
            <text:p>0</text:p>
          </table:table-cell>
          <table:table-cell table:style-name="ce22" table:formula="of:= INDIRECT(CONCATENATE([.$Y$10];&quot;.&quot;;&quot;L&quot;;([.$I255]+2)))" office:value-type="float" office:value="0" calcext:value-type="float">
            <text:p>0</text:p>
          </table:table-cell>
          <table:table-cell table:style-name="ce22" table:formula="of:= INDIRECT(CONCATENATE([.$Y$10];&quot;.&quot;;&quot;M&quot;;([.$I255]+2)))" office:value-type="float" office:value="0" calcext:value-type="float">
            <text:p>0</text:p>
          </table:table-cell>
          <table:table-cell table:style-name="ce33" table:formula="of:= INDIRECT(CONCATENATE([.$Y$10];&quot;.&quot;;&quot;N&quot;;([.$I255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office:value-type="float" office:value="3" calcext:value-type="float" table:number-columns-spanned="2" table:number-rows-spanned="1">
            <text:p>3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255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Q&quot;;([.$I255]+2)))" office:value-type="float" office:value="0" calcext:value-type="float">
            <text:p>0</text:p>
          </table:table-cell>
          <table:table-cell table:style-name="ce22" table:formula="of:= INDIRECT(CONCATENATE([.$Y$10];&quot;.&quot;;&quot;R&quot;;([.$I255]+2)))" office:value-type="float" office:value="0" calcext:value-type="float">
            <text:p>0</text:p>
          </table:table-cell>
          <table:table-cell table:style-name="ce22" table:formula="of:= INDIRECT(CONCATENATE([.$Y$10];&quot;.&quot;;&quot;S&quot;;([.$I255]+2)))" office:value-type="float" office:value="0" calcext:value-type="float">
            <text:p>0</text:p>
          </table:table-cell>
          <table:table-cell table:style-name="ce33" table:formula="of:= INDIRECT(CONCATENATE([.$Y$10];&quot;.&quot;;&quot;T&quot;;([.$I255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33" office:value-type="float" office:value="4" calcext:value-type="float">
            <text:p>4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255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W&quot;;([.$I255]+2)))" office:value-type="float" office:value="0" calcext:value-type="float">
            <text:p>0</text:p>
          </table:table-cell>
          <table:table-cell table:style-name="ce22" table:formula="of:= INDIRECT(CONCATENATE([.$Y$10];&quot;.&quot;;&quot;X&quot;;([.$I255]+2)))" office:value-type="float" office:value="0" calcext:value-type="float">
            <text:p>0</text:p>
          </table:table-cell>
          <table:table-cell table:style-name="ce22" table:formula="of:= INDIRECT(CONCATENATE([.$Y$10];&quot;.&quot;;&quot;Y&quot;;([.$I255]+2)))" office:value-type="float" office:value="0" calcext:value-type="float">
            <text:p>0</text:p>
          </table:table-cell>
          <table:table-cell table:style-name="ce33" table:formula="of:= INDIRECT(CONCATENATE([.$Y$10];&quot;.&quot;;&quot;Z&quot;;([.$I255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table-cell table:number-columns-repeated="1024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IF(ISNONTEXT([.A278]); CONCATENATE(&quot;Giocatori : &quot;; INDIRECT(CONCATENATE([.$Y$10];&quot;.&quot;;&quot;A&quot;;([.A278]+2) ) ) ); &quot;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IF(ISNONTEXT([.I278]); CONCATENATE(&quot;Giocatori : &quot;; INDIRECT(CONCATENATE([.$Y$10];&quot;.&quot;;&quot;A&quot;;([.I278]+2) ) ) ); &quot;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6">
          <table:table-cell table:style-name="ce2" table:formula="of:=IF(ISNONTEXT([.A255]);IF(([.A255]+2)&lt;=[.$Y$10];[.A255]+2;&quot;-&quot;); &quot; - &quot;)" office:value-type="float" office:value="25" calcext:value-type="float" table:number-columns-spanned="2" table:number-rows-spanned="4">
            <text:p>25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255]);IF(([.I255]+2)&lt;=[.$Y$10];[.I255]+2;&quot;-&quot;); &quot; - &quot;)" office:value-type="float" office:value="26" calcext:value-type="float" table:number-columns-spanned="2" table:number-rows-spanned="4">
            <text:p>26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6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6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6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A278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E&quot;;([.$I278]+2)))" office:value-type="float" office:value="0" calcext:value-type="float">
            <text:p>0</text:p>
          </table:table-cell>
          <table:table-cell table:style-name="ce22" table:formula="of:= INDIRECT(CONCATENATE([.$Y$10];&quot;.&quot;;&quot;F&quot;;([.$I278]+2)))" office:value-type="float" office:value="0" calcext:value-type="float">
            <text:p>0</text:p>
          </table:table-cell>
          <table:table-cell table:style-name="ce22" table:formula="of:= INDIRECT(CONCATENATE([.$Y$10];&quot;.&quot;;&quot;G&quot;;([.$I278]+2)))" office:value-type="float" office:value="0" calcext:value-type="float">
            <text:p>0</text:p>
          </table:table-cell>
          <table:table-cell table:style-name="ce33" table:formula="of:= INDIRECT(CONCATENATE([.$Y$10];&quot;.&quot;;&quot;H&quot;;([.$I278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278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E&quot;;([.$I278]+2)))" office:value-type="float" office:value="0" calcext:value-type="float">
            <text:p>0</text:p>
          </table:table-cell>
          <table:table-cell table:style-name="ce22" table:formula="of:= INDIRECT(CONCATENATE([.$Y$10];&quot;.&quot;;&quot;F&quot;;([.$I278]+2)))" office:value-type="float" office:value="0" calcext:value-type="float">
            <text:p>0</text:p>
          </table:table-cell>
          <table:table-cell table:style-name="ce22" table:formula="of:= INDIRECT(CONCATENATE([.$Y$10];&quot;.&quot;;&quot;G&quot;;([.$I278]+2)))" office:value-type="float" office:value="0" calcext:value-type="float">
            <text:p>0</text:p>
          </table:table-cell>
          <table:table-cell table:style-name="ce33" table:formula="of:= INDIRECT(CONCATENATE([.$Y$10];&quot;.&quot;;&quot;H&quot;;([.$I278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A278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K&quot;;([.$I278]+2)))" office:value-type="float" office:value="0" calcext:value-type="float">
            <text:p>0</text:p>
          </table:table-cell>
          <table:table-cell table:style-name="ce22" table:formula="of:= INDIRECT(CONCATENATE([.$Y$10];&quot;.&quot;;&quot;L&quot;;([.$I278]+2)))" office:value-type="float" office:value="0" calcext:value-type="float">
            <text:p>0</text:p>
          </table:table-cell>
          <table:table-cell table:style-name="ce22" table:formula="of:= INDIRECT(CONCATENATE([.$Y$10];&quot;.&quot;;&quot;M&quot;;([.$I278]+2)))" office:value-type="float" office:value="0" calcext:value-type="float">
            <text:p>0</text:p>
          </table:table-cell>
          <table:table-cell table:style-name="ce33" table:formula="of:= INDIRECT(CONCATENATE([.$Y$10];&quot;.&quot;;&quot;N&quot;;([.$I278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278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K&quot;;([.$I278]+2)))" office:value-type="float" office:value="0" calcext:value-type="float">
            <text:p>0</text:p>
          </table:table-cell>
          <table:table-cell table:style-name="ce22" table:formula="of:= INDIRECT(CONCATENATE([.$Y$10];&quot;.&quot;;&quot;L&quot;;([.$I278]+2)))" office:value-type="float" office:value="0" calcext:value-type="float">
            <text:p>0</text:p>
          </table:table-cell>
          <table:table-cell table:style-name="ce22" table:formula="of:= INDIRECT(CONCATENATE([.$Y$10];&quot;.&quot;;&quot;M&quot;;([.$I278]+2)))" office:value-type="float" office:value="0" calcext:value-type="float">
            <text:p>0</text:p>
          </table:table-cell>
          <table:table-cell table:style-name="ce33" table:formula="of:= INDIRECT(CONCATENATE([.$Y$10];&quot;.&quot;;&quot;N&quot;;([.$I278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A278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Q&quot;;([.$I278]+2)))" office:value-type="float" office:value="0" calcext:value-type="float">
            <text:p>0</text:p>
          </table:table-cell>
          <table:table-cell table:style-name="ce22" table:formula="of:= INDIRECT(CONCATENATE([.$Y$10];&quot;.&quot;;&quot;R&quot;;([.$I278]+2)))" office:value-type="float" office:value="0" calcext:value-type="float">
            <text:p>0</text:p>
          </table:table-cell>
          <table:table-cell table:style-name="ce22" table:formula="of:= INDIRECT(CONCATENATE([.$Y$10];&quot;.&quot;;&quot;S&quot;;([.$I278]+2)))" office:value-type="float" office:value="0" calcext:value-type="float">
            <text:p>0</text:p>
          </table:table-cell>
          <table:table-cell table:style-name="ce33" table:formula="of:= INDIRECT(CONCATENATE([.$Y$10];&quot;.&quot;;&quot;T&quot;;([.$I278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278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Q&quot;;([.$I278]+2)))" office:value-type="float" office:value="0" calcext:value-type="float">
            <text:p>0</text:p>
          </table:table-cell>
          <table:table-cell table:style-name="ce22" table:formula="of:= INDIRECT(CONCATENATE([.$Y$10];&quot;.&quot;;&quot;R&quot;;([.$I278]+2)))" office:value-type="float" office:value="0" calcext:value-type="float">
            <text:p>0</text:p>
          </table:table-cell>
          <table:table-cell table:style-name="ce22" table:formula="of:= INDIRECT(CONCATENATE([.$Y$10];&quot;.&quot;;&quot;S&quot;;([.$I278]+2)))" office:value-type="float" office:value="0" calcext:value-type="float">
            <text:p>0</text:p>
          </table:table-cell>
          <table:table-cell table:style-name="ce33" table:formula="of:= INDIRECT(CONCATENATE([.$Y$10];&quot;.&quot;;&quot;T&quot;;([.$I278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A278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W&quot;;([.$I278]+2)))" office:value-type="float" office:value="0" calcext:value-type="float">
            <text:p>0</text:p>
          </table:table-cell>
          <table:table-cell table:style-name="ce22" table:formula="of:= INDIRECT(CONCATENATE([.$Y$10];&quot;.&quot;;&quot;X&quot;;([.$I278]+2)))" office:value-type="float" office:value="0" calcext:value-type="float">
            <text:p>0</text:p>
          </table:table-cell>
          <table:table-cell table:style-name="ce22" table:formula="of:= INDIRECT(CONCATENATE([.$Y$10];&quot;.&quot;;&quot;Y&quot;;([.$I278]+2)))" office:value-type="float" office:value="0" calcext:value-type="float">
            <text:p>0</text:p>
          </table:table-cell>
          <table:table-cell table:style-name="ce33" table:formula="of:= INDIRECT(CONCATENATE([.$Y$10];&quot;.&quot;;&quot;Z&quot;;([.$I278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278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W&quot;;([.$I278]+2)))" office:value-type="float" office:value="0" calcext:value-type="float">
            <text:p>0</text:p>
          </table:table-cell>
          <table:table-cell table:style-name="ce22" table:formula="of:= INDIRECT(CONCATENATE([.$Y$10];&quot;.&quot;;&quot;X&quot;;([.$I278]+2)))" office:value-type="float" office:value="0" calcext:value-type="float">
            <text:p>0</text:p>
          </table:table-cell>
          <table:table-cell table:style-name="ce22" table:formula="of:= INDIRECT(CONCATENATE([.$Y$10];&quot;.&quot;;&quot;Y&quot;;([.$I278]+2)))" office:value-type="float" office:value="0" calcext:value-type="float">
            <text:p>0</text:p>
          </table:table-cell>
          <table:table-cell table:style-name="ce33" table:formula="of:= INDIRECT(CONCATENATE([.$Y$10];&quot;.&quot;;&quot;Z&quot;;([.$I278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16">
          <table:table-cell table:number-columns-repeated="17"/>
          <table:table-cell table:style-name="ce39"/>
          <table:table-cell table:number-columns-repeated="1006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IF(ISNONTEXT([.A301]); CONCATENATE(&quot;Giocatori : &quot;; INDIRECT(CONCATENATE([.$Y$10];&quot;.&quot;;&quot;A&quot;;([.A301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IF(ISNONTEXT([.I301]); CONCATENATE(&quot;Giocatori : &quot;; INDIRECT(CONCATENATE([.$Y$10];&quot;.&quot;;&quot;A&quot;;([.I301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2"/>
          <table:table-cell table:formula="of:=IF(ISNONTEXT([.I278]);IF(([.I278]+2)&lt;=[.$Y$10];[.I278]+2;&quot;-&quot;); &quot; - &quot;)" office:value-type="float" office:value="28" calcext:value-type="float">
            <text:p>28</text:p>
          </table:table-cell>
          <table:table-cell table:number-columns-repeated="1004"/>
        </table:table-row>
        <table:table-row table:style-name="ro6">
          <table:table-cell table:style-name="ce2" table:formula="of:=IF(ISNONTEXT([.A278]);IF(([.A278]+2)&lt;=[.$Y$10];[.A278]+2;&quot;-&quot;); &quot; - &quot;)" office:value-type="float" office:value="27" calcext:value-type="float" table:number-columns-spanned="2" table:number-rows-spanned="4">
            <text:p>27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278]);IF(([.I278]+2)&lt;=[.$Y$10];[.I278]+2;&quot;-&quot;); &quot; - &quot;)" office:value-type="float" office:value="28" calcext:value-type="float" table:number-columns-spanned="2" table:number-rows-spanned="4">
            <text:p>28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6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6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6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A301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E&quot;;([.$I301]+2)))" office:value-type="float" office:value="0" calcext:value-type="float">
            <text:p>0</text:p>
          </table:table-cell>
          <table:table-cell table:style-name="ce22" table:formula="of:= INDIRECT(CONCATENATE([.$Y$10];&quot;.&quot;;&quot;F&quot;;([.$I301]+2)))" office:value-type="float" office:value="0" calcext:value-type="float">
            <text:p>0</text:p>
          </table:table-cell>
          <table:table-cell table:style-name="ce22" table:formula="of:= INDIRECT(CONCATENATE([.$Y$10];&quot;.&quot;;&quot;G&quot;;([.$I301]+2)))" office:value-type="float" office:value="0" calcext:value-type="float">
            <text:p>0</text:p>
          </table:table-cell>
          <table:table-cell table:style-name="ce33" table:formula="of:= INDIRECT(CONCATENATE([.$Y$10];&quot;.&quot;;&quot;H&quot;;([.$I301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301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E&quot;;([.$I301]+2)))" office:value-type="float" office:value="0" calcext:value-type="float">
            <text:p>0</text:p>
          </table:table-cell>
          <table:table-cell table:style-name="ce22" table:formula="of:= INDIRECT(CONCATENATE([.$Y$10];&quot;.&quot;;&quot;F&quot;;([.$I301]+2)))" office:value-type="float" office:value="0" calcext:value-type="float">
            <text:p>0</text:p>
          </table:table-cell>
          <table:table-cell table:style-name="ce22" table:formula="of:= INDIRECT(CONCATENATE([.$Y$10];&quot;.&quot;;&quot;G&quot;;([.$I301]+2)))" office:value-type="float" office:value="0" calcext:value-type="float">
            <text:p>0</text:p>
          </table:table-cell>
          <table:table-cell table:style-name="ce33" table:formula="of:= INDIRECT(CONCATENATE([.$Y$10];&quot;.&quot;;&quot;H&quot;;([.$I301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A301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K&quot;;([.$I301]+2)))" office:value-type="float" office:value="0" calcext:value-type="float">
            <text:p>0</text:p>
          </table:table-cell>
          <table:table-cell table:style-name="ce22" table:formula="of:= INDIRECT(CONCATENATE([.$Y$10];&quot;.&quot;;&quot;L&quot;;([.$I301]+2)))" office:value-type="float" office:value="0" calcext:value-type="float">
            <text:p>0</text:p>
          </table:table-cell>
          <table:table-cell table:style-name="ce22" table:formula="of:= INDIRECT(CONCATENATE([.$Y$10];&quot;.&quot;;&quot;M&quot;;([.$I301]+2)))" office:value-type="float" office:value="0" calcext:value-type="float">
            <text:p>0</text:p>
          </table:table-cell>
          <table:table-cell table:style-name="ce33" table:formula="of:= INDIRECT(CONCATENATE([.$Y$10];&quot;.&quot;;&quot;N&quot;;([.$I301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301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K&quot;;([.$I301]+2)))" office:value-type="float" office:value="0" calcext:value-type="float">
            <text:p>0</text:p>
          </table:table-cell>
          <table:table-cell table:style-name="ce22" table:formula="of:= INDIRECT(CONCATENATE([.$Y$10];&quot;.&quot;;&quot;L&quot;;([.$I301]+2)))" office:value-type="float" office:value="0" calcext:value-type="float">
            <text:p>0</text:p>
          </table:table-cell>
          <table:table-cell table:style-name="ce22" table:formula="of:= INDIRECT(CONCATENATE([.$Y$10];&quot;.&quot;;&quot;M&quot;;([.$I301]+2)))" office:value-type="float" office:value="0" calcext:value-type="float">
            <text:p>0</text:p>
          </table:table-cell>
          <table:table-cell table:style-name="ce33" table:formula="of:= INDIRECT(CONCATENATE([.$Y$10];&quot;.&quot;;&quot;N&quot;;([.$I301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A301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Q&quot;;([.$I301]+2)))" office:value-type="float" office:value="0" calcext:value-type="float">
            <text:p>0</text:p>
          </table:table-cell>
          <table:table-cell table:style-name="ce22" table:formula="of:= INDIRECT(CONCATENATE([.$Y$10];&quot;.&quot;;&quot;R&quot;;([.$I301]+2)))" office:value-type="float" office:value="0" calcext:value-type="float">
            <text:p>0</text:p>
          </table:table-cell>
          <table:table-cell table:style-name="ce22" table:formula="of:= INDIRECT(CONCATENATE([.$Y$10];&quot;.&quot;;&quot;S&quot;;([.$I301]+2)))" office:value-type="float" office:value="0" calcext:value-type="float">
            <text:p>0</text:p>
          </table:table-cell>
          <table:table-cell table:style-name="ce33" table:formula="of:= INDIRECT(CONCATENATE([.$Y$10];&quot;.&quot;;&quot;T&quot;;([.$I301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301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Q&quot;;([.$I301]+2)))" office:value-type="float" office:value="0" calcext:value-type="float">
            <text:p>0</text:p>
          </table:table-cell>
          <table:table-cell table:style-name="ce22" table:formula="of:= INDIRECT(CONCATENATE([.$Y$10];&quot;.&quot;;&quot;R&quot;;([.$I301]+2)))" office:value-type="float" office:value="0" calcext:value-type="float">
            <text:p>0</text:p>
          </table:table-cell>
          <table:table-cell table:style-name="ce22" table:formula="of:= INDIRECT(CONCATENATE([.$Y$10];&quot;.&quot;;&quot;S&quot;;([.$I301]+2)))" office:value-type="float" office:value="0" calcext:value-type="float">
            <text:p>0</text:p>
          </table:table-cell>
          <table:table-cell table:style-name="ce33" table:formula="of:= INDIRECT(CONCATENATE([.$Y$10];&quot;.&quot;;&quot;T&quot;;([.$I301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A301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W&quot;;([.$I301]+2)))" office:value-type="float" office:value="0" calcext:value-type="float">
            <text:p>0</text:p>
          </table:table-cell>
          <table:table-cell table:style-name="ce22" table:formula="of:= INDIRECT(CONCATENATE([.$Y$10];&quot;.&quot;;&quot;X&quot;;([.$I301]+2)))" office:value-type="float" office:value="0" calcext:value-type="float">
            <text:p>0</text:p>
          </table:table-cell>
          <table:table-cell table:style-name="ce22" table:formula="of:= INDIRECT(CONCATENATE([.$Y$10];&quot;.&quot;;&quot;Y&quot;;([.$I301]+2)))" office:value-type="float" office:value="0" calcext:value-type="float">
            <text:p>0</text:p>
          </table:table-cell>
          <table:table-cell table:style-name="ce33" table:formula="of:= INDIRECT(CONCATENATE([.$Y$10];&quot;.&quot;;&quot;Z&quot;;([.$I301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301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W&quot;;([.$I301]+2)))" office:value-type="float" office:value="0" calcext:value-type="float">
            <text:p>0</text:p>
          </table:table-cell>
          <table:table-cell table:style-name="ce22" table:formula="of:= INDIRECT(CONCATENATE([.$Y$10];&quot;.&quot;;&quot;X&quot;;([.$I301]+2)))" office:value-type="float" office:value="0" calcext:value-type="float">
            <text:p>0</text:p>
          </table:table-cell>
          <table:table-cell table:style-name="ce22" table:formula="of:= INDIRECT(CONCATENATE([.$Y$10];&quot;.&quot;;&quot;Y&quot;;([.$I301]+2)))" office:value-type="float" office:value="0" calcext:value-type="float">
            <text:p>0</text:p>
          </table:table-cell>
          <table:table-cell table:style-name="ce33" table:formula="of:= INDIRECT(CONCATENATE([.$Y$10];&quot;.&quot;;&quot;Z&quot;;([.$I301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IF(ISNONTEXT([.A324]); CONCATENATE(&quot;Giocatori : &quot;; INDIRECT(CONCATENATE([.$Y$10];&quot;.&quot;;&quot;A&quot;;([.A324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IF(ISNONTEXT([.I324]); CONCATENATE(&quot;Giocatori : &quot;; INDIRECT(CONCATENATE([.$Y$10];&quot;.&quot;;&quot;A&quot;;([.I324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6">
          <table:table-cell table:style-name="ce2" table:formula="of:=IF(ISNONTEXT([.A301]);IF(([.A301]+2)&lt;=[.$Y$10];[.A301]+2;&quot;-&quot;); &quot; - &quot;)" office:value-type="float" office:value="29" calcext:value-type="float" table:number-columns-spanned="2" table:number-rows-spanned="4">
            <text:p>29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301]);IF(([.I301]+2)&lt;=[.$Y$10];[.I301]+2;&quot;-&quot;); &quot; - &quot;)" office:value-type="float" office:value="30" calcext:value-type="float" table:number-columns-spanned="2" table:number-rows-spanned="4">
            <text:p>30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6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6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6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A324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E&quot;;([.$I324]+2)))" office:value-type="float" office:value="0" calcext:value-type="float">
            <text:p>0</text:p>
          </table:table-cell>
          <table:table-cell table:style-name="ce22" table:formula="of:= INDIRECT(CONCATENATE([.$Y$10];&quot;.&quot;;&quot;F&quot;;([.$I324]+2)))" office:value-type="float" office:value="0" calcext:value-type="float">
            <text:p>0</text:p>
          </table:table-cell>
          <table:table-cell table:style-name="ce22" table:formula="of:= INDIRECT(CONCATENATE([.$Y$10];&quot;.&quot;;&quot;G&quot;;([.$I324]+2)))" office:value-type="float" office:value="0" calcext:value-type="float">
            <text:p>0</text:p>
          </table:table-cell>
          <table:table-cell table:style-name="ce33" table:formula="of:= INDIRECT(CONCATENATE([.$Y$10];&quot;.&quot;;&quot;H&quot;;([.$I324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324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E&quot;;([.$I324]+2)))" office:value-type="float" office:value="0" calcext:value-type="float">
            <text:p>0</text:p>
          </table:table-cell>
          <table:table-cell table:style-name="ce22" table:formula="of:= INDIRECT(CONCATENATE([.$Y$10];&quot;.&quot;;&quot;F&quot;;([.$I324]+2)))" office:value-type="float" office:value="0" calcext:value-type="float">
            <text:p>0</text:p>
          </table:table-cell>
          <table:table-cell table:style-name="ce22" table:formula="of:= INDIRECT(CONCATENATE([.$Y$10];&quot;.&quot;;&quot;G&quot;;([.$I324]+2)))" office:value-type="float" office:value="0" calcext:value-type="float">
            <text:p>0</text:p>
          </table:table-cell>
          <table:table-cell table:style-name="ce33" table:formula="of:= INDIRECT(CONCATENATE([.$Y$10];&quot;.&quot;;&quot;H&quot;;([.$I324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A324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K&quot;;([.$I324]+2)))" office:value-type="float" office:value="0" calcext:value-type="float">
            <text:p>0</text:p>
          </table:table-cell>
          <table:table-cell table:style-name="ce22" table:formula="of:= INDIRECT(CONCATENATE([.$Y$10];&quot;.&quot;;&quot;L&quot;;([.$I324]+2)))" office:value-type="float" office:value="0" calcext:value-type="float">
            <text:p>0</text:p>
          </table:table-cell>
          <table:table-cell table:style-name="ce22" table:formula="of:= INDIRECT(CONCATENATE([.$Y$10];&quot;.&quot;;&quot;M&quot;;([.$I324]+2)))" office:value-type="float" office:value="0" calcext:value-type="float">
            <text:p>0</text:p>
          </table:table-cell>
          <table:table-cell table:style-name="ce33" table:formula="of:= INDIRECT(CONCATENATE([.$Y$10];&quot;.&quot;;&quot;N&quot;;([.$I324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324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K&quot;;([.$I324]+2)))" office:value-type="float" office:value="0" calcext:value-type="float">
            <text:p>0</text:p>
          </table:table-cell>
          <table:table-cell table:style-name="ce22" table:formula="of:= INDIRECT(CONCATENATE([.$Y$10];&quot;.&quot;;&quot;L&quot;;([.$I324]+2)))" office:value-type="float" office:value="0" calcext:value-type="float">
            <text:p>0</text:p>
          </table:table-cell>
          <table:table-cell table:style-name="ce22" table:formula="of:= INDIRECT(CONCATENATE([.$Y$10];&quot;.&quot;;&quot;M&quot;;([.$I324]+2)))" office:value-type="float" office:value="0" calcext:value-type="float">
            <text:p>0</text:p>
          </table:table-cell>
          <table:table-cell table:style-name="ce33" table:formula="of:= INDIRECT(CONCATENATE([.$Y$10];&quot;.&quot;;&quot;N&quot;;([.$I324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A324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Q&quot;;([.$I324]+2)))" office:value-type="float" office:value="0" calcext:value-type="float">
            <text:p>0</text:p>
          </table:table-cell>
          <table:table-cell table:style-name="ce22" table:formula="of:= INDIRECT(CONCATENATE([.$Y$10];&quot;.&quot;;&quot;R&quot;;([.$I324]+2)))" office:value-type="float" office:value="0" calcext:value-type="float">
            <text:p>0</text:p>
          </table:table-cell>
          <table:table-cell table:style-name="ce22" table:formula="of:= INDIRECT(CONCATENATE([.$Y$10];&quot;.&quot;;&quot;S&quot;;([.$I324]+2)))" office:value-type="float" office:value="0" calcext:value-type="float">
            <text:p>0</text:p>
          </table:table-cell>
          <table:table-cell table:style-name="ce33" table:formula="of:= INDIRECT(CONCATENATE([.$Y$10];&quot;.&quot;;&quot;T&quot;;([.$I324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324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Q&quot;;([.$I324]+2)))" office:value-type="float" office:value="0" calcext:value-type="float">
            <text:p>0</text:p>
          </table:table-cell>
          <table:table-cell table:style-name="ce22" table:formula="of:= INDIRECT(CONCATENATE([.$Y$10];&quot;.&quot;;&quot;R&quot;;([.$I324]+2)))" office:value-type="float" office:value="0" calcext:value-type="float">
            <text:p>0</text:p>
          </table:table-cell>
          <table:table-cell table:style-name="ce22" table:formula="of:= INDIRECT(CONCATENATE([.$Y$10];&quot;.&quot;;&quot;S&quot;;([.$I324]+2)))" office:value-type="float" office:value="0" calcext:value-type="float">
            <text:p>0</text:p>
          </table:table-cell>
          <table:table-cell table:style-name="ce33" table:formula="of:= INDIRECT(CONCATENATE([.$Y$10];&quot;.&quot;;&quot;T&quot;;([.$I324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A324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W&quot;;([.$I324]+2)))" office:value-type="float" office:value="0" calcext:value-type="float">
            <text:p>0</text:p>
          </table:table-cell>
          <table:table-cell table:style-name="ce22" table:formula="of:= INDIRECT(CONCATENATE([.$Y$10];&quot;.&quot;;&quot;X&quot;;([.$I324]+2)))" office:value-type="float" office:value="0" calcext:value-type="float">
            <text:p>0</text:p>
          </table:table-cell>
          <table:table-cell table:style-name="ce22" table:formula="of:= INDIRECT(CONCATENATE([.$Y$10];&quot;.&quot;;&quot;Y&quot;;([.$I324]+2)))" office:value-type="float" office:value="0" calcext:value-type="float">
            <text:p>0</text:p>
          </table:table-cell>
          <table:table-cell table:style-name="ce33" table:formula="of:= INDIRECT(CONCATENATE([.$Y$10];&quot;.&quot;;&quot;Z&quot;;([.$I324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324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W&quot;;([.$I324]+2)))" office:value-type="float" office:value="0" calcext:value-type="float">
            <text:p>0</text:p>
          </table:table-cell>
          <table:table-cell table:style-name="ce22" table:formula="of:= INDIRECT(CONCATENATE([.$Y$10];&quot;.&quot;;&quot;X&quot;;([.$I324]+2)))" office:value-type="float" office:value="0" calcext:value-type="float">
            <text:p>0</text:p>
          </table:table-cell>
          <table:table-cell table:style-name="ce22" table:formula="of:= INDIRECT(CONCATENATE([.$Y$10];&quot;.&quot;;&quot;Y&quot;;([.$I324]+2)))" office:value-type="float" office:value="0" calcext:value-type="float">
            <text:p>0</text:p>
          </table:table-cell>
          <table:table-cell table:style-name="ce33" table:formula="of:= INDIRECT(CONCATENATE([.$Y$10];&quot;.&quot;;&quot;Z&quot;;([.$I324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17">
          <table:table-cell table:number-columns-repeated="1024"/>
        </table:table-row>
        <table:table-row table:style-name="ro6"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IF(ISNONTEXT([.A347]); CONCATENATE(&quot;Giocatori : &quot;; INDIRECT(CONCATENATE([.$Y$10];&quot;.&quot;;&quot;A&quot;;([.A347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 table:style-name="ce34"/>
          <table:table-cell table:style-name="ce1" office:value-type="string" calcext:value-type="string" table:number-columns-spanned="3" table:number-rows-spanned="1">
            <text:p>Torneo Scala 40</text:p>
          </table:table-cell>
          <table:covered-table-cell table:style-name="ce10"/>
          <table:covered-table-cell table:style-name="ce14"/>
          <table:table-cell table:style-name="ce10" table:number-columns-repeated="2"/>
          <table:table-cell table:style-name="ce1" table:formula="of:=IF(ISNONTEXT([.I347]); CONCATENATE(&quot;Giocatori : &quot;; INDIRECT(CONCATENATE([.$Y$10];&quot;.&quot;;&quot;A&quot;;([.I347]+2) ) ) ); &quot;Giocatori : -&quot;  )" office:value-type="string" office:string-value="Giocatori : 32" calcext:value-type="string" table:number-columns-spanned="2" table:number-rows-spanned="1">
            <text:p>Giocatori : 32</text:p>
          </table:table-cell>
          <table:covered-table-cell table:style-name="ce27"/>
          <table:table-cell/>
          <table:table-cell table:style-name="ce38"/>
          <table:table-cell table:number-columns-repeated="1007"/>
        </table:table-row>
        <table:table-row table:style-name="ro6">
          <table:table-cell table:style-name="ce2" table:formula="of:=IF(ISNONTEXT([.A324]);IF(([.A324]+2)&lt;=[.$Y$10];[.A324]+2;&quot;-&quot;); &quot; - &quot;)" office:value-type="float" office:value="31" calcext:value-type="float" table:number-columns-spanned="2" table:number-rows-spanned="4">
            <text:p>31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 table:style-name="ce35"/>
          <table:table-cell table:style-name="ce2" table:formula="of:=IF(ISNONTEXT([.I324]);IF(([.I324]+2)&lt;=[.$Y$10];[.I324]+2;&quot;-&quot;); &quot; - &quot;)" office:value-type="float" office:value="32" calcext:value-type="float" table:number-columns-spanned="2" table:number-rows-spanned="4">
            <text:p>32</text:p>
          </table:table-cell>
          <table:covered-table-cell table:style-name="ce4"/>
          <table:table-cell table:style-name="ce15"/>
          <table:table-cell table:style-name="ce20" table:number-columns-repeated="3"/>
          <table:table-cell table:style-name="ce28"/>
          <table:table-cell/>
          <table:table-cell table:style-name="ce38"/>
          <table:table-cell table:number-columns-repeated="1007"/>
        </table:table-row>
        <table:table-row table:style-name="ro6"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 table:style-name="ce35"/>
          <table:covered-table-cell table:style-name="ce3"/>
          <table:covered-table-cell table:style-name="ce4"/>
          <table:table-cell table:style-name="ce16" table:number-columns-spanned="5" table:number-rows-spanned="1"/>
          <table:covered-table-cell table:number-columns-repeated="3" table:style-name="ce4"/>
          <table:covered-table-cell table:style-name="ce29"/>
          <table:table-cell/>
          <table:table-cell table:style-name="ce38"/>
          <table:table-cell table:number-columns-repeated="1007"/>
        </table:table-row>
        <table:table-row table:style-name="ro6"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 table:style-name="ce35"/>
          <table:covered-table-cell table:number-columns-repeated="2" table:style-name="ce4"/>
          <table:table-cell table:style-name="ce17"/>
          <table:table-cell table:style-name="ce4" table:number-columns-repeated="3"/>
          <table:table-cell table:style-name="ce29"/>
          <table:table-cell/>
          <table:table-cell table:style-name="ce38"/>
          <table:table-cell table:number-columns-repeated="1007"/>
        </table:table-row>
        <table:table-row table:style-name="ro6"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 table:style-name="ce35"/>
          <table:covered-table-cell table:number-columns-repeated="2" table:style-name="ce4"/>
          <table:table-cell table:style-name="ce16" table:number-columns-spanned="5" table:number-rows-spanned="1"/>
          <table:covered-table-cell table:number-columns-repeated="3" table:style-name="ce21"/>
          <table:covered-table-cell table:style-name="ce30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2" table:number-rows-spanned="1">
            <text:p>Tavolo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Formazione</text:p>
          </table:table-cell>
          <table:covered-table-cell table:number-columns-repeated="3"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A347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E&quot;;([.$I347]+2)))" office:value-type="float" office:value="0" calcext:value-type="float">
            <text:p>0</text:p>
          </table:table-cell>
          <table:table-cell table:style-name="ce22" table:formula="of:= INDIRECT(CONCATENATE([.$Y$10];&quot;.&quot;;&quot;F&quot;;([.$I347]+2)))" office:value-type="float" office:value="0" calcext:value-type="float">
            <text:p>0</text:p>
          </table:table-cell>
          <table:table-cell table:style-name="ce22" table:formula="of:= INDIRECT(CONCATENATE([.$Y$10];&quot;.&quot;;&quot;G&quot;;([.$I347]+2)))" office:value-type="float" office:value="0" calcext:value-type="float">
            <text:p>0</text:p>
          </table:table-cell>
          <table:table-cell table:style-name="ce33" table:formula="of:= INDIRECT(CONCATENATE([.$Y$10];&quot;.&quot;;&quot;H&quot;;([.$I347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1" table:formula="of:= INDIRECT(CONCATENATE([.$Y$10];&quot;.&quot;;&quot;D&quot;;([.I347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E&quot;;([.$I347]+2)))" office:value-type="float" office:value="0" calcext:value-type="float">
            <text:p>0</text:p>
          </table:table-cell>
          <table:table-cell table:style-name="ce22" table:formula="of:= INDIRECT(CONCATENATE([.$Y$10];&quot;.&quot;;&quot;F&quot;;([.$I347]+2)))" office:value-type="float" office:value="0" calcext:value-type="float">
            <text:p>0</text:p>
          </table:table-cell>
          <table:table-cell table:style-name="ce22" table:formula="of:= INDIRECT(CONCATENATE([.$Y$10];&quot;.&quot;;&quot;G&quot;;([.$I347]+2)))" office:value-type="float" office:value="0" calcext:value-type="float">
            <text:p>0</text:p>
          </table:table-cell>
          <table:table-cell table:style-name="ce33" table:formula="of:= INDIRECT(CONCATENATE([.$Y$10];&quot;.&quot;;&quot;H&quot;;([.$I347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A347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K&quot;;([.$I347]+2)))" office:value-type="float" office:value="0" calcext:value-type="float">
            <text:p>0</text:p>
          </table:table-cell>
          <table:table-cell table:style-name="ce22" table:formula="of:= INDIRECT(CONCATENATE([.$Y$10];&quot;.&quot;;&quot;L&quot;;([.$I347]+2)))" office:value-type="float" office:value="0" calcext:value-type="float">
            <text:p>0</text:p>
          </table:table-cell>
          <table:table-cell table:style-name="ce22" table:formula="of:= INDIRECT(CONCATENATE([.$Y$10];&quot;.&quot;;&quot;M&quot;;([.$I347]+2)))" office:value-type="float" office:value="0" calcext:value-type="float">
            <text:p>0</text:p>
          </table:table-cell>
          <table:table-cell table:style-name="ce33" table:formula="of:= INDIRECT(CONCATENATE([.$Y$10];&quot;.&quot;;&quot;N&quot;;([.$I347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1" table:formula="of:= INDIRECT(CONCATENATE([.$Y$10];&quot;.&quot;;&quot;J&quot;;([.I347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K&quot;;([.$I347]+2)))" office:value-type="float" office:value="0" calcext:value-type="float">
            <text:p>0</text:p>
          </table:table-cell>
          <table:table-cell table:style-name="ce22" table:formula="of:= INDIRECT(CONCATENATE([.$Y$10];&quot;.&quot;;&quot;L&quot;;([.$I347]+2)))" office:value-type="float" office:value="0" calcext:value-type="float">
            <text:p>0</text:p>
          </table:table-cell>
          <table:table-cell table:style-name="ce22" table:formula="of:= INDIRECT(CONCATENATE([.$Y$10];&quot;.&quot;;&quot;M&quot;;([.$I347]+2)))" office:value-type="float" office:value="0" calcext:value-type="float">
            <text:p>0</text:p>
          </table:table-cell>
          <table:table-cell table:style-name="ce33" table:formula="of:= INDIRECT(CONCATENATE([.$Y$10];&quot;.&quot;;&quot;N&quot;;([.$I347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A347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Q&quot;;([.$I347]+2)))" office:value-type="float" office:value="0" calcext:value-type="float">
            <text:p>0</text:p>
          </table:table-cell>
          <table:table-cell table:style-name="ce22" table:formula="of:= INDIRECT(CONCATENATE([.$Y$10];&quot;.&quot;;&quot;R&quot;;([.$I347]+2)))" office:value-type="float" office:value="0" calcext:value-type="float">
            <text:p>0</text:p>
          </table:table-cell>
          <table:table-cell table:style-name="ce22" table:formula="of:= INDIRECT(CONCATENATE([.$Y$10];&quot;.&quot;;&quot;S&quot;;([.$I347]+2)))" office:value-type="float" office:value="0" calcext:value-type="float">
            <text:p>0</text:p>
          </table:table-cell>
          <table:table-cell table:style-name="ce33" table:formula="of:= INDIRECT(CONCATENATE([.$Y$10];&quot;.&quot;;&quot;T&quot;;([.$I347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1" table:formula="of:= INDIRECT(CONCATENATE([.$Y$10];&quot;.&quot;;&quot;P&quot;;([.I347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Q&quot;;([.$I347]+2)))" office:value-type="float" office:value="0" calcext:value-type="float">
            <text:p>0</text:p>
          </table:table-cell>
          <table:table-cell table:style-name="ce22" table:formula="of:= INDIRECT(CONCATENATE([.$Y$10];&quot;.&quot;;&quot;R&quot;;([.$I347]+2)))" office:value-type="float" office:value="0" calcext:value-type="float">
            <text:p>0</text:p>
          </table:table-cell>
          <table:table-cell table:style-name="ce22" table:formula="of:= INDIRECT(CONCATENATE([.$Y$10];&quot;.&quot;;&quot;S&quot;;([.$I347]+2)))" office:value-type="float" office:value="0" calcext:value-type="float">
            <text:p>0</text:p>
          </table:table-cell>
          <table:table-cell table:style-name="ce33" table:formula="of:= INDIRECT(CONCATENATE([.$Y$10];&quot;.&quot;;&quot;T&quot;;([.$I347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A347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W&quot;;([.$I347]+2)))" office:value-type="float" office:value="0" calcext:value-type="float">
            <text:p>0</text:p>
          </table:table-cell>
          <table:table-cell table:style-name="ce22" table:formula="of:= INDIRECT(CONCATENATE([.$Y$10];&quot;.&quot;;&quot;X&quot;;([.$I347]+2)))" office:value-type="float" office:value="0" calcext:value-type="float">
            <text:p>0</text:p>
          </table:table-cell>
          <table:table-cell table:style-name="ce22" table:formula="of:= INDIRECT(CONCATENATE([.$Y$10];&quot;.&quot;;&quot;Y&quot;;([.$I347]+2)))" office:value-type="float" office:value="0" calcext:value-type="float">
            <text:p>0</text:p>
          </table:table-cell>
          <table:table-cell table:style-name="ce33" table:formula="of:= INDIRECT(CONCATENATE([.$Y$10];&quot;.&quot;;&quot;Z&quot;;([.$I347]+2)))" office:value-type="float" office:value="0" calcext:value-type="float">
            <text:p>0</text:p>
          </table:table-cell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1" table:formula="of:= INDIRECT(CONCATENATE([.$Y$10];&quot;.&quot;;&quot;V&quot;;([.I347]+2))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3" table:formula="of:= INDIRECT(CONCATENATE([.$Y$10];&quot;.&quot;;&quot;W&quot;;([.$I347]+2)))" office:value-type="float" office:value="0" calcext:value-type="float">
            <text:p>0</text:p>
          </table:table-cell>
          <table:table-cell table:style-name="ce22" table:formula="of:= INDIRECT(CONCATENATE([.$Y$10];&quot;.&quot;;&quot;X&quot;;([.$I347]+2)))" office:value-type="float" office:value="0" calcext:value-type="float">
            <text:p>0</text:p>
          </table:table-cell>
          <table:table-cell table:style-name="ce22" table:formula="of:= INDIRECT(CONCATENATE([.$Y$10];&quot;.&quot;;&quot;Y&quot;;([.$I347]+2)))" office:value-type="float" office:value="0" calcext:value-type="float">
            <text:p>0</text:p>
          </table:table-cell>
          <table:table-cell table:style-name="ce33" table:formula="of:= INDIRECT(CONCATENATE([.$Y$10];&quot;.&quot;;&quot;Z&quot;;([.$I347]+2)))" office:value-type="float" office:value="0" calcext:value-type="float">
            <text:p>0</text:p>
          </table:table-cell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 table:style-name="ce35"/>
          <table:table-cell table:style-name="ce5" office:value-type="string" calcext:value-type="string">
            <text:p>Partita</text:p>
          </table:table-cell>
          <table:table-cell table:style-name="ce5" office:value-type="string" calcext:value-type="string" table:number-columns-spanned="4" table:number-rows-spanned="1">
            <text:p>Punti</text:p>
          </table:table-cell>
          <table:covered-table-cell table:number-columns-repeated="3" table:style-name="ce13"/>
          <table:table-cell table:style-name="ce5" office:value-type="string" calcext:value-type="string" table:number-columns-spanned="2" table:number-rows-spanned="1">
            <text:p>TOT</text:p>
          </table:table-cell>
          <table:covered-table-cell table:style-name="ce13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2" calcext:value-type="float">
            <text:p>2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3" calcext:value-type="float">
            <text:p>3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 table:style-name="ce35"/>
          <table:table-cell table:style-name="ce6" office:value-type="float" office:value="4" calcext:value-type="float">
            <text:p>4</text:p>
          </table:table-cell>
          <table:table-cell table:style-name="ce12"/>
          <table:table-cell table:style-name="ce18" table:number-columns-repeated="4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 table:style-name="ce35"/>
          <table:table-cell table:style-name="ce5" office:value-type="string" calcext:value-type="string" table:number-columns-spanned="5" table:number-rows-spanned="1">
            <text:p>Parziale</text:p>
          </table:table-cell>
          <table:covered-table-cell table:number-columns-repeated="3" table:style-name="ce13"/>
          <table:covered-table-cell table:style-name="ce24"/>
          <table:table-cell table:style-name="ce25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6"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 table:style-name="ce35"/>
          <table:table-cell table:style-name="ce5" office:value-type="string" calcext:value-type="string" table:number-columns-spanned="4" table:number-rows-spanned="1">
            <text:p>Totale</text:p>
          </table:table-cell>
          <table:covered-table-cell table:number-columns-repeated="3" table:style-name="ce13"/>
          <table:table-cell table:style-name="ce25"/>
          <table:table-cell table:style-name="ce18"/>
          <table:table-cell table:style-name="ce31"/>
          <table:table-cell/>
          <table:table-cell table:style-name="ce38"/>
          <table:table-cell table:number-columns-repeated="1007"/>
        </table:table-row>
        <table:table-row table:style-name="ro7">
          <table:table-cell table:number-columns-repeated="16"/>
          <table:table-cell table:style-name="ce38"/>
          <table:table-cell table:number-columns-repeated="1007"/>
        </table:table-row>
        <table:table-row table:style-name="ro8"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 table:style-name="ce35"/>
          <table:table-cell table:style-name="ce8" office:value-type="string" calcext:value-type="string" table:number-columns-spanned="1" table:number-rows-spanned="4">
            <text:p>PUNTEGGI</text:p>
          </table:table-cell>
          <table:table-cell table:style-name="ce9" office:value-type="float" office:value="1" calcext:value-type="float">
            <text:p>1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2" calcext:value-type="float">
            <text:p>2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 table:style-name="ce35"/>
          <table:covered-table-cell table:style-name="ce9"/>
          <table:table-cell table:style-name="ce9" office:value-type="float" office:value="3" calcext:value-type="float">
            <text:p>3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8"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 table:style-name="ce37"/>
          <table:covered-table-cell table:style-name="ce9"/>
          <table:table-cell table:style-name="ce9" office:value-type="float" office:value="4" calcext:value-type="float">
            <text:p>4</text:p>
          </table:table-cell>
          <table:table-cell table:style-name="ce19" table:number-columns-repeated="4"/>
          <table:table-cell table:style-name="ce32"/>
          <table:table-cell/>
          <table:table-cell table:style-name="ce38"/>
          <table:table-cell table:number-columns-repeated="1007"/>
        </table:table-row>
        <table:table-row table:style-name="ro16" table:number-rows-repeated="1048208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16" table:style-name="ta1">
        <table:table-column table:style-name="co3" table:number-columns-repeated="2" table:default-cell-style-name="ce44"/>
        <table:table-column table:style-name="co4" table:default-cell-style-name="ce44"/>
        <table:table-column table:style-name="co5" table:default-cell-style-name="ce44"/>
        <table:table-column table:style-name="co6" table:number-columns-repeated="4" table:default-cell-style-name="ce44"/>
        <table:table-column table:style-name="co7" table:number-columns-repeated="2" table:default-cell-style-name="ce44"/>
        <table:table-column table:style-name="co6" table:number-columns-repeated="4" table:default-cell-style-name="ce44"/>
        <table:table-column table:style-name="co8" table:number-columns-repeated="2" table:default-cell-style-name="ce44"/>
        <table:table-column table:style-name="co6" table:number-columns-repeated="4" table:default-cell-style-name="ce44"/>
        <table:table-column table:style-name="co9" table:number-columns-repeated="2" table:default-cell-style-name="ce44"/>
        <table:table-column table:style-name="co6" table:number-columns-repeated="4" table:default-cell-style-name="ce44"/>
        <table:table-column table:style-name="co3" table:number-columns-repeated="998" table:default-cell-style-name="Default"/>
        <table:table-row table:style-name="ro16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45" office:value-type="string" calcext:value-type="string" table:number-columns-spanned="1" table:number-rows-spanned="2">
            <text:p>Turno1</text:p>
          </table:table-cell>
          <table:table-cell table:style-name="ce45" office:value-type="string" calcext:value-type="string" table:number-columns-spanned="1" table:number-rows-spanned="2">
            <text:p>Tavolo1</text:p>
          </table:table-cell>
          <table:table-cell table:style-name="ce46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45" office:value-type="string" calcext:value-type="string" table:number-columns-spanned="1" table:number-rows-spanned="2">
            <text:p>Turno2</text:p>
          </table:table-cell>
          <table:table-cell table:style-name="ce45" office:value-type="string" calcext:value-type="string" table:number-columns-spanned="1" table:number-rows-spanned="2">
            <text:p>Tavolo2</text:p>
          </table:table-cell>
          <table:table-cell table:style-name="ce46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45" office:value-type="string" calcext:value-type="string" table:number-columns-spanned="1" table:number-rows-spanned="2">
            <text:p>Turno3</text:p>
          </table:table-cell>
          <table:table-cell table:style-name="ce45" office:value-type="string" calcext:value-type="string" table:number-columns-spanned="1" table:number-rows-spanned="2">
            <text:p>Tavolo3</text:p>
          </table:table-cell>
          <table:table-cell table:style-name="ce46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45" office:value-type="string" calcext:value-type="string" table:number-columns-spanned="1" table:number-rows-spanned="2">
            <text:p>Turno4</text:p>
          </table:table-cell>
          <table:table-cell table:style-name="ce45" office:value-type="string" calcext:value-type="string" table:number-columns-spanned="1" table:number-rows-spanned="2">
            <text:p>Tavolo4</text:p>
          </table:table-cell>
          <table:table-cell table:style-name="ce46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number-columns-repeated="998"/>
        </table:table-row>
        <table:table-row table:style-name="ro16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 table:style-name="Default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table:style-name="ce4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table:style-name="ce4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table:style-name="ce4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table:style-name="ce4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table:style-name="ce4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table:style-name="ce4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table:style-name="ce4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table:style-name="ce4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table:style-name="ce4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table:style-name="ce4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table:style-name="ce4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table:style-name="ce4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table:style-name="ce4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table:style-name="ce44" table:number-columns-repeated="998"/>
        </table:table-row>
        <table:table-row table:style-name="ro16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table:style-name="ce44" table:number-columns-repeated="998"/>
        </table:table-row>
        <table:table-row table:style-name="ro16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table:style-name="ce44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24" office:value-type="string" calcext:value-type="string">
            <text:p>-</text:p>
          </table:table-cell>
          <table:table-cell table:number-columns-repeated="998"/>
        </table:table-row>
      </table:table>
      <table:table table:name="20" table:style-name="ta1">
        <table:table-column table:style-name="co3" table:number-columns-repeated="2" table:default-cell-style-name="ce44"/>
        <table:table-column table:style-name="co10" table:default-cell-style-name="ce44"/>
        <table:table-column table:style-name="co11" table:default-cell-style-name="ce44"/>
        <table:table-column table:style-name="co10" table:number-columns-repeated="4" table:default-cell-style-name="ce44"/>
        <table:table-column table:style-name="co12" table:default-cell-style-name="ce44"/>
        <table:table-column table:style-name="co12" table:default-cell-style-name="Default"/>
        <table:table-column table:style-name="co10" table:number-columns-repeated="5" table:default-cell-style-name="ce44"/>
        <table:table-column table:style-name="co11" table:default-cell-style-name="ce44"/>
        <table:table-column table:style-name="co10" table:number-columns-repeated="5" table:default-cell-style-name="ce44"/>
        <table:table-column table:style-name="co12" table:default-cell-style-name="ce44"/>
        <table:table-column table:style-name="co10" table:number-columns-repeated="4" table:default-cell-style-name="ce44"/>
        <table:table-column table:style-name="co3" table:number-columns-repeated="998" table:default-cell-style-name="ce44"/>
        <table:table-row table:style-name="ro16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45" office:value-type="string" calcext:value-type="string" table:number-columns-spanned="1" table:number-rows-spanned="2">
            <text:p>Turno1</text:p>
          </table:table-cell>
          <table:table-cell table:style-name="ce45" office:value-type="string" calcext:value-type="string" table:number-columns-spanned="1" table:number-rows-spanned="2">
            <text:p>Tavolo1</text:p>
          </table:table-cell>
          <table:table-cell table:style-name="ce46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45" office:value-type="string" calcext:value-type="string" table:number-columns-spanned="1" table:number-rows-spanned="2">
            <text:p>Turno 2</text:p>
          </table:table-cell>
          <table:table-cell table:style-name="ce45" office:value-type="string" calcext:value-type="string" table:number-columns-spanned="1" table:number-rows-spanned="2">
            <text:p>Tavolo2</text:p>
          </table:table-cell>
          <table:table-cell table:style-name="ce46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45" office:value-type="string" calcext:value-type="string" table:number-columns-spanned="1" table:number-rows-spanned="2">
            <text:p>Turno3</text:p>
          </table:table-cell>
          <table:table-cell table:style-name="ce45" office:value-type="string" calcext:value-type="string" table:number-columns-spanned="1" table:number-rows-spanned="2">
            <text:p>Tavolo3</text:p>
          </table:table-cell>
          <table:table-cell table:style-name="ce46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45" office:value-type="string" calcext:value-type="string" table:number-columns-spanned="1" table:number-rows-spanned="2">
            <text:p>Turno4</text:p>
          </table:table-cell>
          <table:table-cell table:style-name="ce45" office:value-type="string" calcext:value-type="string" table:number-columns-spanned="1" table:number-rows-spanned="2">
            <text:p>Tavolo4</text:p>
          </table:table-cell>
          <table:table-cell table:style-name="ce46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16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16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7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</table:table>
      <table:table table:name="24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number-columns-repeated="4" table:default-cell-style-name="Default"/>
        <table:table-column table:style-name="co17" table:number-columns-repeated="2" table:default-cell-style-name="ce44"/>
        <table:table-column table:style-name="co16" table:number-columns-repeated="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number-columns-repeated="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number-columns-repeated="4" table:default-cell-style-name="Default"/>
        <table:table-column table:style-name="co3" table:number-columns-repeated="998" table:default-cell-style-name="Default"/>
        <table:table-row table:style-name="ro16">
          <table:table-cell table:style-name="ce44" office:value-type="string" calcext:value-type="string">
            <text:p>TOT</text:p>
          </table:table-cell>
          <table:table-cell table:style-name="ce44" office:value-type="string" calcext:value-type="string">
            <text:p>Num</text:p>
          </table:table-cell>
          <table:table-cell table:style-name="ce45" office:value-type="string" calcext:value-type="string" table:number-columns-spanned="1" table:number-rows-spanned="2">
            <text:p>Turno1</text:p>
          </table:table-cell>
          <table:table-cell table:style-name="ce45" office:value-type="string" calcext:value-type="string" table:number-columns-spanned="1" table:number-rows-spanned="2">
            <text:p>Tavolo1</text:p>
          </table:table-cell>
          <table:table-cell table:style-name="ce46" office:value-type="string" calcext:value-type="string" table:number-columns-spanned="4" table:number-rows-spanned="1">
            <text:p>Formazione 1</text:p>
          </table:table-cell>
          <table:covered-table-cell table:number-columns-repeated="3" table:style-name="ce44"/>
          <table:table-cell table:style-name="ce46" office:value-type="string" calcext:value-type="string" table:number-columns-spanned="1" table:number-rows-spanned="2">
            <text:p>Turno2</text:p>
          </table:table-cell>
          <table:table-cell table:style-name="ce46" office:value-type="string" calcext:value-type="string" table:number-columns-spanned="1" table:number-rows-spanned="2">
            <text:p>Tavolo2</text:p>
          </table:table-cell>
          <table:table-cell table:style-name="ce46" office:value-type="string" calcext:value-type="string" table:number-columns-spanned="4" table:number-rows-spanned="1">
            <text:p>Formazione 2</text:p>
          </table:table-cell>
          <table:covered-table-cell table:number-columns-repeated="3" table:style-name="ce44"/>
          <table:table-cell table:style-name="ce45" office:value-type="string" calcext:value-type="string" table:number-columns-spanned="1" table:number-rows-spanned="2">
            <text:p>Turno3</text:p>
          </table:table-cell>
          <table:table-cell table:style-name="ce45" office:value-type="string" calcext:value-type="string" table:number-columns-spanned="1" table:number-rows-spanned="2">
            <text:p>Tavolo3</text:p>
          </table:table-cell>
          <table:table-cell table:style-name="ce46" office:value-type="string" calcext:value-type="string" table:number-columns-spanned="4" table:number-rows-spanned="1">
            <text:p>Formazione 3</text:p>
          </table:table-cell>
          <table:covered-table-cell table:number-columns-repeated="3" table:style-name="ce44"/>
          <table:table-cell table:style-name="ce45" office:value-type="string" calcext:value-type="string" table:number-columns-spanned="1" table:number-rows-spanned="2">
            <text:p>Turno4</text:p>
          </table:table-cell>
          <table:table-cell table:style-name="ce45" office:value-type="string" calcext:value-type="string" table:number-columns-spanned="1" table:number-rows-spanned="2">
            <text:p>Tavolo4</text:p>
          </table:table-cell>
          <table:table-cell table:style-name="ce46" office:value-type="string" calcext:value-type="string" table:number-columns-spanned="4" table:number-rows-spanned="1">
            <text:p>Formazione 4</text:p>
          </table:table-cell>
          <table:covered-table-cell table:number-columns-repeated="3" table:style-name="ce44"/>
          <table:table-cell table:number-columns-repeated="998"/>
        </table:table-row>
        <table:table-row table:style-name="ro16">
          <table:table-cell table:style-name="ce44" office:value-type="string" calcext:value-type="string">
            <text:p>Giocatori</text:p>
          </table:table-cell>
          <table:table-cell table:style-name="ce44" office:value-type="string" calcext:value-type="string">
            <text:p>Giocatore </text:p>
          </table:table-cell>
          <table:covered-table-cell table:number-columns-repeated="2"/>
          <table:table-cell table:style-name="ce44" office:value-type="float" office:value="1.1" calcext:value-type="float">
            <text:p>1.1</text:p>
          </table:table-cell>
          <table:table-cell table:style-name="ce44" office:value-type="float" office:value="1.2" calcext:value-type="float">
            <text:p>1.2</text:p>
          </table:table-cell>
          <table:table-cell table:style-name="ce44" office:value-type="float" office:value="1.3" calcext:value-type="float">
            <text:p>1.3</text:p>
          </table:table-cell>
          <table:table-cell table:style-name="ce44" office:value-type="float" office:value="1.4" calcext:value-type="float">
            <text:p>1.4</text:p>
          </table:table-cell>
          <table:covered-table-cell table:number-columns-repeated="2"/>
          <table:table-cell table:style-name="ce44" office:value-type="float" office:value="2.1" calcext:value-type="float">
            <text:p>2.1</text:p>
          </table:table-cell>
          <table:table-cell table:style-name="ce44" office:value-type="float" office:value="2.2" calcext:value-type="float">
            <text:p>2.2</text:p>
          </table:table-cell>
          <table:table-cell table:style-name="ce44" office:value-type="float" office:value="2.3" calcext:value-type="float">
            <text:p>2.3</text:p>
          </table:table-cell>
          <table:table-cell table:style-name="ce44" office:value-type="float" office:value="2.4" calcext:value-type="float">
            <text:p>2.4</text:p>
          </table:table-cell>
          <table:covered-table-cell table:number-columns-repeated="2"/>
          <table:table-cell table:style-name="ce44" office:value-type="float" office:value="3.1" calcext:value-type="float">
            <text:p>3.1</text:p>
          </table:table-cell>
          <table:table-cell table:style-name="ce44" office:value-type="float" office:value="3.2" calcext:value-type="float">
            <text:p>3.2</text:p>
          </table:table-cell>
          <table:table-cell table:style-name="ce44" office:value-type="float" office:value="3.3" calcext:value-type="float">
            <text:p>3.3</text:p>
          </table:table-cell>
          <table:table-cell table:style-name="ce44" office:value-type="float" office:value="3.4" calcext:value-type="float">
            <text:p>3.4</text:p>
          </table:table-cell>
          <table:covered-table-cell table:number-columns-repeated="2"/>
          <table:table-cell table:style-name="ce44" office:value-type="float" office:value="4.1" calcext:value-type="float">
            <text:p>4.1</text:p>
          </table:table-cell>
          <table:table-cell table:style-name="ce44" office:value-type="float" office:value="4.2" calcext:value-type="float">
            <text:p>4.2</text:p>
          </table:table-cell>
          <table:table-cell table:style-name="ce44" office:value-type="float" office:value="4.3" calcext:value-type="float">
            <text:p>4.3</text:p>
          </table:table-cell>
          <table:table-cell table:style-name="ce44" office:value-type="float" office:value="4.4" calcext:value-type="float">
            <text:p>4.4</text:p>
          </table:table-cell>
          <table:table-cell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0" calcext:value-type="float">
            <text:p>10</text:p>
          </table:table-cell>
          <table:table-cell table:style-name="ce44"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3" calcext:value-type="float">
            <text:p>3</text:p>
          </table:table-cell>
          <table:table-cell table:style-name="ce44"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3" calcext:value-type="float">
            <text:p>3</text:p>
          </table:table-cell>
          <table:table-cell table:style-name="ce44"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2" calcext:value-type="float">
            <text:p>22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" calcext:value-type="float">
            <text:p>4</text:p>
          </table:table-cell>
          <table:table-cell table:style-name="ce44"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" calcext:value-type="float">
            <text:p>4</text:p>
          </table:table-cell>
          <table:table-cell table:style-name="ce44"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" calcext:value-type="float">
            <text:p>4</text:p>
          </table:table-cell>
          <table:table-cell table:style-name="ce44"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2" calcext:value-type="float">
            <text:p>22</text:p>
          </table:table-cell>
          <table:table-cell table:style-name="ce44"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2" calcext:value-type="float">
            <text:p>22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0" calcext:value-type="float">
            <text:p>10</text:p>
          </table:table-cell>
          <table:table-cell table:style-name="ce44"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2" calcext:value-type="float">
            <text:p>22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9" calcext:value-type="float">
            <text:p>9</text:p>
          </table:table-cell>
          <table:table-cell table:style-name="ce44"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0" calcext:value-type="float">
            <text:p>10</text:p>
          </table:table-cell>
          <table:table-cell table:style-name="ce44"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3" calcext:value-type="float">
            <text:p>3</text:p>
          </table:table-cell>
          <table:table-cell table:style-name="ce44"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3"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2" calcext:value-type="float">
            <text:p>22</text:p>
          </table:table-cell>
          <table:table-cell table:style-name="ce44"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0" calcext:value-type="float">
            <text:p>20</text:p>
          </table:table-cell>
          <table:table-cell table:style-name="ce44"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2" calcext:value-type="float">
            <text:p>22</text:p>
          </table:table-cell>
          <table:table-cell table:style-name="ce44"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9" calcext:value-type="float">
            <text:p>9</text:p>
          </table:table-cell>
          <table:table-cell table:style-name="ce44"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0" calcext:value-type="float">
            <text:p>20</text:p>
          </table:table-cell>
          <table:table-cell table:style-name="ce44"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9" calcext:value-type="float">
            <text:p>9</text:p>
          </table:table-cell>
          <table:table-cell table:style-name="ce44"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8" calcext:value-type="float">
            <text:p>18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3" calcext:value-type="float">
            <text:p>3</text:p>
          </table:table-cell>
          <table:table-cell table:style-name="ce44"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0" calcext:value-type="float">
            <text:p>20</text:p>
          </table:table-cell>
          <table:table-cell table:style-name="ce44"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1" calcext:value-type="float">
            <text:p>21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0" calcext:value-type="float">
            <text:p>20</text:p>
          </table:table-cell>
          <table:table-cell table:style-name="ce44"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1" calcext:value-type="float">
            <text:p>2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9" calcext:value-type="float">
            <text:p>9</text:p>
          </table:table-cell>
          <table:table-cell table:style-name="ce44"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2" calcext:value-type="float">
            <text:p>22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2" calcext:value-type="float">
            <text:p>22</text:p>
          </table:table-cell>
          <table:table-cell table:style-name="ce44" table:number-columns-repeated="998"/>
        </table:table-row>
        <table:table-row table:style-name="ro16"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0" calcext:value-type="float">
            <text:p>10</text:p>
          </table:table-cell>
          <table:table-cell table:style-name="ce44" table:number-columns-repeated="998"/>
        </table:table-row>
        <table:table-row table:style-name="ro16">
          <table:table-cell table:number-columns-repeated="2" table:style-name="ce44" office:value-type="float" office:value="24" calcext:value-type="float">
            <text:p>2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" calcext:value-type="float">
            <text:p>4</text:p>
          </table:table-cell>
          <table:table-cell table:style-name="ce44" table:number-columns-repeated="998"/>
        </table:table-row>
        <table:table-row table:style-name="ro16">
          <table:table-cell table:style-name="ce44" table:number-columns-repeated="8"/>
          <table:table-cell table:number-columns-repeated="2"/>
          <table:table-cell table:style-name="ce44" table:number-columns-repeated="16"/>
          <table:table-cell table:number-columns-repeated="998"/>
        </table:table-row>
        <table:table-row table:style-name="ro16">
          <table:table-cell table:style-name="ce44" office:value-type="string" calcext:value-type="string">
            <text:p>Process finished with exit code 0</text:p>
          </table:table-cell>
          <table:table-cell table:style-name="ce44" table:number-columns-repeated="7"/>
          <table:table-cell table:number-columns-repeated="2"/>
          <table:table-cell table:style-name="ce44" table:number-columns-repeated="16"/>
          <table:table-cell table:number-columns-repeated="998"/>
        </table:table-row>
        <table:table-row table:style-name="ro16" table:number-rows-repeated="7">
          <table:table-cell table:style-name="ce44" table:number-columns-repeated="8"/>
          <table:table-cell table:number-columns-repeated="2"/>
          <table:table-cell table:style-name="ce44" table:number-columns-repeated="16"/>
          <table:table-cell table:number-columns-repeated="998"/>
        </table:table-row>
        <table:table-row table:style-name="ro16" table:number-rows-repeated="1048540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28" table:style-name="ta1"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2" table:default-cell-style-name="ce44"/>
        <table:table-column table:style-name="co16" table:number-columns-repeated="4" table:default-cell-style-name="ce44"/>
        <table:table-column table:style-name="co17" table:default-cell-style-name="ce44"/>
        <table:table-column table:style-name="co17" table:default-cell-style-name="Default"/>
        <table:table-column table:style-name="co16" table:number-columns-repeated="4" table:default-cell-style-name="ce44"/>
        <table:table-column table:style-name="co15" table:default-cell-style-name="ce44"/>
        <table:table-column table:style-name="co7" table:default-cell-style-name="ce44"/>
        <table:table-column table:style-name="co16" table:number-columns-repeated="4" table:default-cell-style-name="ce44"/>
        <table:table-column table:style-name="co15" table:default-cell-style-name="ce44"/>
        <table:table-column table:style-name="co7" table:default-cell-style-name="ce44"/>
        <table:table-column table:style-name="co16" table:number-columns-repeated="4" table:default-cell-style-name="ce44"/>
        <table:table-column table:style-name="co3" table:number-columns-repeated="998" table:default-cell-style-name="ce44"/>
        <table:table-row table:style-name="ro16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45" office:value-type="string" calcext:value-type="string" table:number-columns-spanned="1" table:number-rows-spanned="2">
            <text:p>Turno1</text:p>
          </table:table-cell>
          <table:table-cell table:style-name="ce45" office:value-type="string" calcext:value-type="string" table:number-columns-spanned="1" table:number-rows-spanned="2">
            <text:p>Tavolo1</text:p>
          </table:table-cell>
          <table:table-cell table:style-name="ce46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45" office:value-type="string" calcext:value-type="string" table:number-columns-spanned="1" table:number-rows-spanned="2">
            <text:p>Turno2</text:p>
          </table:table-cell>
          <table:table-cell table:style-name="ce45" office:value-type="string" calcext:value-type="string" table:number-columns-spanned="1" table:number-rows-spanned="2">
            <text:p>Tavolo2</text:p>
          </table:table-cell>
          <table:table-cell table:style-name="ce46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45" office:value-type="string" calcext:value-type="string" table:number-columns-spanned="1" table:number-rows-spanned="2">
            <text:p>Turno3</text:p>
          </table:table-cell>
          <table:table-cell table:style-name="ce45" office:value-type="string" calcext:value-type="string" table:number-columns-spanned="1" table:number-rows-spanned="2">
            <text:p>Tavolo3</text:p>
          </table:table-cell>
          <table:table-cell table:style-name="ce46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45" office:value-type="string" calcext:value-type="string" table:number-columns-spanned="1" table:number-rows-spanned="2">
            <text:p>Turno4</text:p>
          </table:table-cell>
          <table:table-cell table:style-name="ce45" office:value-type="string" calcext:value-type="string" table:number-columns-spanned="1" table:number-rows-spanned="2">
            <text:p>Tavolo4</text:p>
          </table:table-cell>
          <table:table-cell table:style-name="ce46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16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16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Default"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Default" table:number-columns-repeated="1003"/>
        </table:table-row>
        <table:table-row table:style-name="ro16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Default" table:number-columns-repeated="1003"/>
        </table:table-row>
        <table:table-row table:style-name="ro16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Default" table:number-columns-repeated="1003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  <table:table-row table:style-name="ro16"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style-name="Default" table:number-columns-repeated="998"/>
        </table:table-row>
      </table:table>
      <table:table table:name="32" table:style-name="ta1"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2" table:default-cell-style-name="ce44"/>
        <table:table-column table:style-name="co16" table:number-columns-repeated="4" table:default-cell-style-name="ce44"/>
        <table:table-column table:style-name="co17" table:default-cell-style-name="ce44"/>
        <table:table-column table:style-name="co17" table:default-cell-style-name="Default"/>
        <table:table-column table:style-name="co16" table:number-columns-repeated="4" table:default-cell-style-name="ce44"/>
        <table:table-column table:style-name="co15" table:default-cell-style-name="ce44"/>
        <table:table-column table:style-name="co7" table:default-cell-style-name="ce44"/>
        <table:table-column table:style-name="co16" table:number-columns-repeated="4" table:default-cell-style-name="ce44"/>
        <table:table-column table:style-name="co15" table:default-cell-style-name="ce44"/>
        <table:table-column table:style-name="co7" table:default-cell-style-name="ce44"/>
        <table:table-column table:style-name="co16" table:number-columns-repeated="4" table:default-cell-style-name="ce44"/>
        <table:table-column table:style-name="co3" table:number-columns-repeated="998" table:default-cell-style-name="ce44"/>
        <table:table-row table:style-name="ro16">
          <table:table-cell office:value-type="string" calcext:value-type="string">
            <text:p>TOT</text:p>
          </table:table-cell>
          <table:table-cell office:value-type="string" calcext:value-type="string">
            <text:p>Num</text:p>
          </table:table-cell>
          <table:table-cell table:style-name="ce45" office:value-type="string" calcext:value-type="string" table:number-columns-spanned="1" table:number-rows-spanned="2">
            <text:p>Turno</text:p>
          </table:table-cell>
          <table:table-cell table:style-name="ce45" office:value-type="string" calcext:value-type="string" table:number-columns-spanned="1" table:number-rows-spanned="2">
            <text:p>Tavolo1</text:p>
          </table:table-cell>
          <table:table-cell table:style-name="ce46" office:value-type="string" calcext:value-type="string" table:number-columns-spanned="4" table:number-rows-spanned="1">
            <text:p>Formazione 1</text:p>
          </table:table-cell>
          <table:covered-table-cell table:number-columns-repeated="3"/>
          <table:table-cell table:style-name="ce45" office:value-type="string" calcext:value-type="string" table:number-columns-spanned="1" table:number-rows-spanned="2">
            <text:p>Turno2</text:p>
          </table:table-cell>
          <table:table-cell table:style-name="ce45" office:value-type="string" calcext:value-type="string" table:number-columns-spanned="1" table:number-rows-spanned="2">
            <text:p>Tavolo2</text:p>
          </table:table-cell>
          <table:table-cell table:style-name="ce46" office:value-type="string" calcext:value-type="string" table:number-columns-spanned="4" table:number-rows-spanned="1">
            <text:p>Formazione 2</text:p>
          </table:table-cell>
          <table:covered-table-cell table:number-columns-repeated="3"/>
          <table:table-cell table:style-name="ce45" office:value-type="string" calcext:value-type="string" table:number-columns-spanned="1" table:number-rows-spanned="2">
            <text:p>Turno3</text:p>
          </table:table-cell>
          <table:table-cell table:style-name="ce45" office:value-type="string" calcext:value-type="string" table:number-columns-spanned="1" table:number-rows-spanned="2">
            <text:p>Tavolo3</text:p>
          </table:table-cell>
          <table:table-cell table:style-name="ce46" office:value-type="string" calcext:value-type="string" table:number-columns-spanned="4" table:number-rows-spanned="1">
            <text:p>Formazione 3</text:p>
          </table:table-cell>
          <table:covered-table-cell table:number-columns-repeated="3"/>
          <table:table-cell table:style-name="ce45" office:value-type="string" calcext:value-type="string" table:number-columns-spanned="1" table:number-rows-spanned="2">
            <text:p>Turno4</text:p>
          </table:table-cell>
          <table:table-cell table:style-name="ce45" office:value-type="string" calcext:value-type="string" table:number-columns-spanned="1" table:number-rows-spanned="2">
            <text:p>Tavolo4</text:p>
          </table:table-cell>
          <table:table-cell table:style-name="ce46" office:value-type="string" calcext:value-type="string" table:number-columns-spanned="4" table:number-rows-spanned="1">
            <text:p>Formazione 4</text:p>
          </table:table-cell>
          <table:covered-table-cell table:number-columns-repeated="3"/>
          <table:table-cell table:style-name="Default" table:number-columns-repeated="998"/>
        </table:table-row>
        <table:table-row table:style-name="ro16">
          <table:table-cell office:value-type="string" calcext:value-type="string">
            <text:p>Giocatori</text:p>
          </table:table-cell>
          <table:table-cell office:value-type="string" calcext:value-type="string">
            <text:p>Giocatore </text:p>
          </table:table-cell>
          <table:covered-table-cell table:number-columns-repeated="2" table:style-name="Default"/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covered-table-cell table:number-columns-repeated="2"/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covered-table-cell table:number-columns-repeated="2" table:style-name="Default"/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covered-table-cell table:number-columns-repeated="2" table:style-name="Default"/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style-name="Default" table:number-columns-repeated="998"/>
        </table:table-row>
        <table:table-row table:style-name="ro16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Default"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Default"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Default"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Default"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Default"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Default" table:number-columns-repeated="1003"/>
        </table:table-row>
        <table:table-row table:style-name="ro16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Default" table:number-columns-repeated="1003"/>
        </table:table-row>
        <table:table-row table:style-name="ro16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Default" table:number-columns-repeated="1003"/>
        </table:table-row>
      </table:table>
      <table:named-expressions>
        <table:named-range table:name="HTML_1" table:base-cell-address="$Stampe.$A$1" table:cell-range-address=".$A$1:.$G$17"/>
        <table:named-range table:name="HTML_all" table:base-cell-address="$Stampe.$A$1" table:cell-range-address=".$A$1:.$G$17"/>
        <table:named-range table:name="HTML_tables" table:base-cell-address="$Stampe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num-format="1" style:print-orientation="portrait" fo:margin-top="50.4pt" fo:margin-bottom="50.4pt" fo:margin-left="50.4pt" fo:margin-right="50.4pt" style:shadow="none" fo:background-color="transparent" style:writing-mode="lr-tb">
        <style:background-image/>
      </style:page-layout-properties>
      <style:header-style>
        <style:header-footer-properties fo:min-height="10.09pt" fo:margin-left="0pt" fo:margin-right="0pt" fo:margin-bottom="7.2pt"/>
      </style:header-style>
      <style:footer-style>
        <style:header-footer-properties fo:min-height="14.4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/00/0000</text:date>, <text:time style:data-style-name="N2" text:time-value="10:04:03.721342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16T15:02:57.610005086</dc:date>
    <meta:editing-duration>PT5H31M5S</meta:editing-duration>
    <meta:editing-cycles>26</meta:editing-cycles>
    <meta:document-statistic meta:table-count="6" meta:cell-count="3630" meta:object-count="0"/>
  </office:meta>
</office:document-meta>
</file>